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page-layout style:name="pm1">
      <style:page-layout-properties fo:page-width="21cm" fo:page-height="29.7cm" style:num-format="1" style:print-orientation="portrait" fo:margin-left="2cm" fo:margin-right="2cm" fo:margin-top="2cm" fo:margin-bottom="2cm" style:footnote-max-height="0cm" style:writing-mode="lr-tb">
        <style:footnote-sep style:width="0.018cm" style:rel-width="25%" style:color="#000000" style:adjustment="left" style:distance-before-sep="0.1cm" style:distance-after-sep="0.1cm"/>
      </style:page-layout-properties>
      <style:header-style/>
      <style:footer-style/>
    </style:page-layout>
    <style:style style:name="sub" style:family="text">
      <style:text-properties style:text-position="-33% 80%"/>
    </style:style>
    <style:style style:name="sup" style:family="text">
      <style:text-properties style:text-position="33% 80%"/>
    </style:style>
    <style:style style:name="del" style:family="text">
      <style:text-properties style:text-line-through-style="solid"/>
    </style:style>
    <style:style style:name="underline" style:family="text">
      <style:text-properties style:text-underline-style="solid" style:text-underline-width="auto" style:text-underline-color="font-color"/>
    </style:style>
    <style:style style:name="media" style:family="graphic" style:parent-style-name="Graphics">
      <style:graphic-properties style:run-through="foreground" style:wrap="parallel" style:number-wrapped-paragraphs="no-limit" style:wrap-contour="false" style:vertical-pos="top" style:vertical-rel="baseline" style:horizontal-pos="left" style:horizontal-rel="paragraph"/>
    </style:style>
    <style:style style:name="medialeft" style:family="graphic" style:parent-style-name="Graphics">
      <style:graphic-properties style:run-through="foreground" style:wrap="parallel" style:number-wrapped-paragraphs="no-limit" style:wrap-contour="false" style:horizontal-pos="left" style:horizontal-rel="paragraph"/>
    </style:style>
    <style:style style:name="mediaright" style:family="graphic" style:parent-style-name="Graphics">
      <style:graphic-properties style:run-through="foreground" style:wrap="parallel" style:number-wrapped-paragraphs="no-limit" style:wrap-contour="false" style:horizontal-pos="right" style:horizontal-rel="paragraph"/>
    </style:style>
    <style:style style:name="mediacenter" style:family="graphic" style:parent-style-name="Graphics">
      <style:graphic-properties style:run-through="foreground" style:wrap="none" style:horizontal-pos="center" style:horizontal-rel="paragraph"/>
    </style:style>
    <style:style style:name="Table" style:family="table">
      <style:table-properties fo:margin-top="0.25cm" fo:margin-bottom="0.25cm" table:border-model="collapsing" style:width="481.89pt" style:rel-width="100%"/>
    </style:style>
    <style:style style:name="tablealigncenter" style:parent-style-name="Table_20_Contents" style:family="paragraph">
      <style:paragraph-properties fo:text-align="center"/>
    </style:style>
    <style:style style:name="tablealignright" style:parent-style-name="Table_20_Contents" style:family="paragraph">
      <style:paragraph-properties fo:text-align="end"/>
    </style:style>
    <style:style style:name="tablealignleft" style:parent-style-name="Table_20_Contents" style:family="paragraph">
      <style:paragraph-properties fo:text-align="left"/>
    </style:style>
    <style:style style:name="tableheader" style:family="table-cell">
      <style:table-cell-properties fo:border-top="0.002cm solid #000000" fo:border-right="0.002cm solid #000000" fo:border-bottom="0.002cm solid #000000" fo:border-left="0.002cm solid #000000" fo:padding="0.05cm"/>
    </style:style>
    <style:style style:name="tablecell" style:family="table-cell">
      <style:table-cell-properties fo:border-top="0.002cm solid #000000" fo:border-right="0.002cm solid #000000" fo:border-bottom="0.002cm solid #000000" fo:border-left="0.002cm solid #000000" fo:padding="0.05cm"/>
    </style:style>
    <style:style style:name="legendcenter" style:parent-style-name="Illustration" style:family="paragraph">
      <style:paragraph-properties fo:text-align="center"/>
    </style:style>
    <style:style style:name="Table_Quotation1" style:family="table">
      <style:table-properties fo:margin-top="0pt" fo:margin-bottom="16.8pt" table:border-model="collapsing"/>
    </style:style>
    <style:style style:name="Table_Quotation2" style:family="table">
      <style:table-properties fo:margin-top="0pt" fo:margin-bottom="0pt" table:border-model="collapsing"/>
    </style:style>
    <style:style style:name="Table_Quotation3" style:family="table">
      <style:table-properties fo:margin-top="0pt" fo:margin-bottom="0pt" table:border-model="collapsing"/>
    </style:style>
    <style:style style:name="Table_Quotation4" style:family="table">
      <style:table-properties fo:margin-top="0pt" fo:margin-bottom="0pt" table:border-model="collapsing"/>
    </style:style>
    <style:style style:name="Table_Quotation5" style:family="table">
      <style:table-properties fo:margin-top="0pt" fo:margin-bottom="0pt" table:border-model="collapsing"/>
    </style:style>
    <style:style style:name="Cell_Quotation1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Cell_Quotation2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Cell_Quotation3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Cell_Quotation4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Cell_Quotation5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highlight_list_paragraph_style" style:display-name="Text body" style:parent-style-name="Standard" style:class="text" style:family="paragraph">
      <style:paragraph-properties fo:text-align="left" style:justify-single-word="false"/>
    </style:style>
    <text:list-style style:name="highlight_list_ol_style" style:display-name="Numbering 1">
      <text:list-level-style-number text:level="1" text:style-name="highlight_list_numbers_text_style" style:num-format="1" style:num-suffix=".">
        <style:list-level-properties fo:text-align="left"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format="a" style:num-suffix=".">
        <style:list-level-properties fo:text-align="end" text:list-level-position-and-space-mode="label-alignment">
          <style:list-level-label-alignment text:label-followed-by="listtab" text:list-tab-stop-position="2.25cm" fo:text-indent="-0.25cm" fo:margin-left="2.25cm"/>
        </style:list-level-properties>
      </text:list-level-style-number>
      <text:list-level-style-number text:level="3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3.25cm" fo:text-indent="-0.25cm" fo:margin-left="3.25cm"/>
        </style:list-level-properties>
      </text:list-level-style-number>
      <text:list-level-style-number text:level="4" text:style-name="Numbering_20_Symbols" style:num-format="A" style:num-suffix=".">
        <style:list-level-properties fo:text-align="end" text:list-level-position-and-space-mode="label-alignment">
          <style:list-level-label-alignment text:label-followed-by="listtab" text:list-tab-stop-position="4.25cm" fo:text-indent="-0.25cm" fo:margin-left="4.25cm"/>
        </style:list-level-properties>
      </text:list-level-style-number>
      <text:list-level-style-number text:level="5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5.25cm" fo:text-indent="-0.25cm" fo:margin-left="5.25cm"/>
        </style:list-level-properties>
      </text:list-level-style-number>
      <text:list-level-style-number text:level="6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6.25cm" fo:text-indent="-0.25cm" fo:margin-left="6.25cm"/>
        </style:list-level-properties>
      </text:list-level-style-number>
      <text:list-level-style-number text:level="7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7.25cm" fo:text-indent="-0.25cm" fo:margin-left="7.25cm"/>
        </style:list-level-properties>
      </text:list-level-style-number>
      <text:list-level-style-number text:level="8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8.25cm" fo:text-indent="-0.25cm" fo:margin-left="8.25cm"/>
        </style:list-level-properties>
      </text:list-level-style-number>
      <text:list-level-style-number text:level="9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9.25cm" fo:text-indent="-0.25cm" fo:margin-left="9.25cm"/>
        </style:list-level-properties>
      </text:list-level-style-number>
      <text:list-level-style-number text:level="10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10.25cm" fo:text-indent="-0.25cm" fo:margin-left="10.25cm"/>
        </style:list-level-properties>
      </text:list-level-style-number>
    </text:list-style>
    <style:style style:name="PluginODTAutoStyle_TableCell_1" style:family="table-cell">
      <style:table-cell-properties fo:border="0.06pt solid #8cacbb" fo:padding="0.049cm" fo:background-color="#f7f9fa"/>
    </style:style>
    <style:style style:name="PluginODTAutoStyle_Paragraph_2" style:family="paragraph">
      <style:paragraph-properties fo:padding="0.049cm"/>
    </style:style>
    <style:style style:name="odt_auto_style_table_column_1_1" style:family="table-column">
      <style:table-column-properties style:column-width="481.89pt"/>
    </style:style>
    <style:style style:name="highlight_kw2" style:family="text">
      <style:text-properties fo:color="#000000" fo:font-weight="bold" fo:font-family="Consolas" fo:font-size="14pt" fo:font-style="normal" fo:border="0pt none"/>
    </style:style>
    <style:style style:name="PluginODTAutoStyle_TableCell_3" style:family="table-cell">
      <style:table-cell-properties fo:border="0.06pt solid #8cacbb" fo:padding="0.049cm" fo:background-color="#f7f9fa"/>
    </style:style>
    <style:style style:name="PluginODTAutoStyle_Paragraph_4" style:family="paragraph">
      <style:paragraph-properties fo:padding="0.049cm"/>
    </style:style>
    <style:style style:name="odt_auto_style_table_column_2_1" style:family="table-column">
      <style:table-column-properties style:column-width="481.89pt"/>
    </style:style>
    <style:style style:name="PluginODTAutoStyle_TableCell_5" style:family="table-cell">
      <style:table-cell-properties fo:border="0.06pt solid #8cacbb" fo:padding="0.049cm" fo:background-color="#f7f9fa"/>
    </style:style>
    <style:style style:name="PluginODTAutoStyle_Paragraph_6" style:family="paragraph">
      <style:paragraph-properties fo:padding="0.049cm"/>
    </style:style>
    <style:style style:name="odt_auto_style_table_column_3_1" style:family="table-column">
      <style:table-column-properties style:column-width="481.89pt"/>
    </style:style>
    <style:style style:name="highlight_re5" style:family="text">
      <style:text-properties fo:color="#660033" fo:font-family="Consolas" fo:font-size="14pt" fo:font-style="normal" fo:border="0pt none"/>
    </style:style>
    <style:style style:name="highlight_nu0" style:family="text">
      <style:text-properties fo:color="#cc66cc" fo:font-family="Consolas" fo:font-size="14pt" fo:font-style="normal" fo:border="0pt none"/>
    </style:style>
    <style:style style:name="highlight_sy0" style:family="text">
      <style:text-properties fo:color="#66cc66" fo:font-family="Consolas" fo:font-size="14pt" fo:font-style="normal" fo:border="0pt none"/>
    </style:style>
    <style:style style:name="highlight_st0" style:family="text">
      <style:text-properties fo:color="#ff0000" fo:font-family="Consolas" fo:font-size="14pt" fo:font-style="normal" fo:border="0pt none"/>
    </style:style>
    <style:style style:name="PluginODTAutoStyle_TableCell_7" style:family="table-cell">
      <style:table-cell-properties fo:border="0.06pt solid #8cacbb" fo:padding="0.049cm" fo:background-color="#f7f9fa"/>
    </style:style>
    <style:style style:name="PluginODTAutoStyle_Paragraph_8" style:family="paragraph">
      <style:paragraph-properties fo:padding="0.049cm"/>
    </style:style>
    <style:style style:name="odt_auto_style_table_column_4_1" style:family="table-column">
      <style:table-column-properties style:column-width="481.89pt"/>
    </style:style>
    <style:style style:name="PluginODTAutoStyle_TableCell_9" style:family="table-cell">
      <style:table-cell-properties fo:border="0.06pt solid #8cacbb" fo:padding="0.049cm" fo:background-color="#f7f9fa"/>
    </style:style>
    <style:style style:name="PluginODTAutoStyle_Paragraph_10" style:family="paragraph">
      <style:paragraph-properties fo:padding="0.049cm"/>
    </style:style>
    <style:style style:name="odt_auto_style_table_column_5_1" style:family="table-column">
      <style:table-column-properties style:column-width="481.89pt"/>
    </style:style>
    <style:style style:name="highlight_co1" style:family="text">
      <style:text-properties fo:color="#808080" fo:font-style="italic" fo:font-family="Consolas" fo:font-size="14pt" fo:border="0pt none"/>
    </style:style>
    <style:style style:name="highlight_kw1" style:family="text">
      <style:text-properties fo:color="#b1b100" fo:font-family="Consolas" fo:font-size="14pt" fo:font-style="normal" fo:border="0pt none"/>
    </style:style>
    <style:style style:name="PluginODTAutoStyle_TableCell_11" style:family="table-cell">
      <style:table-cell-properties fo:border="0.06pt solid #8cacbb" fo:padding="0.049cm" fo:background-color="#f7f9fa"/>
    </style:style>
    <style:style style:name="PluginODTAutoStyle_Paragraph_12" style:family="paragraph">
      <style:paragraph-properties fo:padding="0.049cm"/>
    </style:style>
    <style:style style:name="odt_auto_style_table_column_6_1" style:family="table-column">
      <style:table-column-properties style:column-width="481.89pt"/>
    </style:style>
    <style:style style:name="PluginODTAutoStyle_TableCell_13" style:family="table-cell">
      <style:table-cell-properties fo:border="0.06pt solid #8cacbb" fo:padding="0.049cm" fo:background-color="#f7f9fa"/>
    </style:style>
    <style:style style:name="PluginODTAutoStyle_Paragraph_14" style:family="paragraph">
      <style:paragraph-properties fo:padding="0.049cm"/>
    </style:style>
    <style:style style:name="odt_auto_style_table_column_7_1" style:family="table-column">
      <style:table-column-properties style:column-width="481.89pt"/>
    </style:style>
    <style:style style:name="PluginODTAutoStyle_TableCell_15" style:family="table-cell">
      <style:table-cell-properties fo:border="0.06pt solid #8cacbb" fo:padding="0.049cm" fo:background-color="#f7f9fa"/>
    </style:style>
    <style:style style:name="PluginODTAutoStyle_Paragraph_16" style:family="paragraph">
      <style:paragraph-properties fo:padding="0.049cm"/>
    </style:style>
    <style:style style:name="odt_auto_style_table_column_8_1" style:family="table-column">
      <style:table-column-properties style:column-width="481.89pt"/>
    </style:style>
    <style:style style:name="PluginODTAutoStyle_TableCell_17" style:family="table-cell">
      <style:table-cell-properties fo:border="0.06pt solid #8cacbb" fo:padding="0.049cm" fo:background-color="#f7f9fa"/>
    </style:style>
    <style:style style:name="PluginODTAutoStyle_Paragraph_18" style:family="paragraph">
      <style:paragraph-properties fo:padding="0.049cm"/>
    </style:style>
    <style:style style:name="odt_auto_style_table_column_9_1" style:family="table-column">
      <style:table-column-properties style:column-width="481.89pt"/>
    </style:style>
    <style:style style:name="highlight_kw3" style:family="text">
      <style:text-properties fo:color="#000066" fo:font-family="Consolas" fo:font-size="14pt" fo:font-style="normal" fo:border="0pt none"/>
    </style:style>
    <style:style style:name="PluginODTAutoStyle_TableCell_19" style:family="table-cell">
      <style:table-cell-properties fo:border="0.06pt solid #8cacbb" fo:padding="0.049cm" fo:background-color="#f7f9fa"/>
    </style:style>
    <style:style style:name="PluginODTAutoStyle_Paragraph_20" style:family="paragraph">
      <style:paragraph-properties fo:padding="0.049cm"/>
    </style:style>
    <style:style style:name="odt_auto_style_table_column_10_1" style:family="table-column">
      <style:table-column-properties style:column-width="481.89pt"/>
    </style:style>
    <style:style style:name="PluginODTAutoStyle_TableCell_21" style:family="table-cell">
      <style:table-cell-properties fo:border="0.06pt solid #8cacbb" fo:padding="0.049cm" fo:background-color="#f7f9fa"/>
    </style:style>
    <style:style style:name="PluginODTAutoStyle_Paragraph_22" style:family="paragraph">
      <style:paragraph-properties fo:padding="0.049cm"/>
    </style:style>
    <style:style style:name="odt_auto_style_table_column_11_1" style:family="table-column">
      <style:table-column-properties style:column-width="481.89pt"/>
    </style:style>
    <style:style style:name="PluginODTAutoStyle_TableCell_23" style:family="table-cell">
      <style:table-cell-properties fo:border="0.06pt solid #8cacbb" fo:padding="0.049cm" fo:background-color="#f7f9fa"/>
    </style:style>
    <style:style style:name="PluginODTAutoStyle_Paragraph_24" style:family="paragraph">
      <style:paragraph-properties fo:padding="0.049cm"/>
    </style:style>
    <style:style style:name="odt_auto_style_table_column_12_1" style:family="table-column">
      <style:table-column-properties style:column-width="481.89pt"/>
    </style:style>
    <style:style style:name="PluginODTAutoStyle_TableCell_25" style:family="table-cell">
      <style:table-cell-properties fo:border="0.06pt solid #8cacbb" fo:padding="0.049cm" fo:background-color="#f7f9fa"/>
    </style:style>
    <style:style style:name="PluginODTAutoStyle_Paragraph_26" style:family="paragraph">
      <style:paragraph-properties fo:padding="0.049cm"/>
    </style:style>
    <style:style style:name="odt_auto_style_table_column_13_1" style:family="table-column">
      <style:table-column-properties style:column-width="481.89pt"/>
    </style:style>
    <style:style style:name="PluginODTAutoStyle_TableCell_27" style:family="table-cell">
      <style:table-cell-properties fo:border="0.06pt solid #8cacbb" fo:padding="0.049cm" fo:background-color="#f7f9fa"/>
    </style:style>
    <style:style style:name="PluginODTAutoStyle_Paragraph_28" style:family="paragraph">
      <style:paragraph-properties fo:padding="0.049cm"/>
    </style:style>
    <style:style style:name="odt_auto_style_table_column_14_1" style:family="table-column">
      <style:table-column-properties style:column-width="481.89pt"/>
    </style:style>
    <style:style style:name="highlight_br0" style:family="text">
      <style:text-properties fo:color="#66cc66" fo:font-family="Consolas" fo:font-size="14pt" fo:font-style="normal" fo:border="0pt none"/>
    </style:style>
    <style:style style:name="PluginODTAutoStyle_TableCell_29" style:family="table-cell">
      <style:table-cell-properties fo:border="0.06pt solid #8cacbb" fo:padding="0.049cm" fo:background-color="#f7f9fa"/>
    </style:style>
    <style:style style:name="PluginODTAutoStyle_Paragraph_30" style:family="paragraph">
      <style:paragraph-properties fo:padding="0.049cm"/>
    </style:style>
    <style:style style:name="odt_auto_style_table_column_15_1" style:family="table-column">
      <style:table-column-properties style:column-width="481.89pt"/>
    </style:style>
    <style:style style:name="PluginODTAutoStyle_TableCell_31" style:family="table-cell">
      <style:table-cell-properties fo:border="0.06pt solid #8cacbb" fo:padding="0.049cm" fo:background-color="#f7f9fa"/>
    </style:style>
    <style:style style:name="PluginODTAutoStyle_Paragraph_32" style:family="paragraph">
      <style:paragraph-properties fo:padding="0.049cm"/>
    </style:style>
    <style:style style:name="odt_auto_style_table_column_16_1" style:family="table-column">
      <style:table-column-properties style:column-width="481.89pt"/>
    </style:style>
    <style:style style:name="PluginODTAutoStyle_TableCell_33" style:family="table-cell">
      <style:table-cell-properties fo:border="0.06pt solid #8cacbb" fo:padding="0.049cm" fo:background-color="#f7f9fa"/>
    </style:style>
    <style:style style:name="PluginODTAutoStyle_Paragraph_34" style:family="paragraph">
      <style:paragraph-properties fo:padding="0.049cm"/>
    </style:style>
    <style:style style:name="odt_auto_style_table_column_17_1" style:family="table-column">
      <style:table-column-properties style:column-width="481.89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/>
      <text:p text:style-name="Text_20_body"><text:a xlink:type="simple" xlink:href="http://szit.hu/doku.php?id=oktatas:linux:ftp_szerver" text:style-name="Internet_20_link" text:visited-style-name="Visited_20_Internet_20_Link">&lt; FTP szerver</text:a></text:p>
      <text:h text:style-name="Heading_20_1" text:outline-level="1"><text:bookmark text:name="oktatas:linux:ftp_szerver:proftpd"/><text:bookmark-start text:name="__RefHeading___proftpd_1"/><text:bookmark-start text:name="proftpd"/>ProFTPd<text:bookmark-end text:name="__RefHeading___proftpd_1"/><text:bookmark-end text:name="proftpd"/></text:h>
      <text:p text:style-name="Text_20_body">Nincs ellenőrizve!</text:p>
      <text:list text:style-name="List_20_1" text:continue-numbering="false">
        <text:list-item>
          <text:p text:style-name="List_20_1_Content_First"> <text:span text:style-name="Strong_20_Emphasis">Szerző:</text:span> Sallai András</text:p>
        </text:list-item>
        <text:list-item>
          <text:p text:style-name="List_20_1_Content"> Copyright (c) Sallai András, 2011</text:p>
        </text:list-item>
        <text:list-item>
          <text:p text:style-name="List_20_1_Content"> Licenc: GNU Free Documentation License 1.3</text:p>
        </text:list-item>
        <text:list-item>
          <text:p text:style-name="List_20_1_Content_Last"> Web: <text:a xlink:type="simple" xlink:href="http://szit.hu" text:style-name="Internet_20_link" text:visited-style-name="Visited_20_Internet_20_Link">http://szit.hu</text:a></text:p>
        </text:list-item>
      </text:list>
      <text:h text:style-name="Heading_20_2" text:outline-level="2"><text:bookmark-start text:name="__RefHeading___telepítés_2"/><text:bookmark-start text:name="telepítés"/>Telepítés<text:bookmark-end text:name="__RefHeading___telepítés_2"/><text:bookmark-end text:name="telepítés"/></text:h>
      <table:table table:style-name="Table">
        <table:table-column table:style-name="odt_auto_style_table_column_1_1"/>
        <table:table-row>
          <table:table-cell office:value-type="string" table:style-name="PluginODTAutoStyle_TableCell_1">
            <text:p text:style-name="PluginODTAutoStyle_Paragraph_2"><text:span text:style-name="highlight_kw2">apt-get install</text:span> proftpd</text:p>
          </table:table-cell>
        </table:table-row>
      </table:table>
      <text:p text:style-name="Text_20_body">Telepítéskor rákérdez milyen módban szeretne futni.</text:p>
      <text:p text:style-name="Preformatted_20_Text">Run proftpd: <text:line-break/><text:line-break/><text:s text:c="18"/>from inetd<text:line-break/><text:s text:c="18"/>standalone<text:line-break/><text:s text:c="18"/><text:line-break/><text:s text:c="21"/>&lt;Ok&gt;</text:p>
      <text:list text:style-name="List_20_1" text:continue-numbering="false">
        <text:list-item>
          <text:p text:style-name="List_20_1_Content_First"> A következő felhasználót veszi fel: proftpd</text:p>
        </text:list-item>
        <text:list-item>
          <text:p text:style-name="List_20_1_Content"> A proftpd felhasználót a nogroup csoportba teszi.</text:p>
        </text:list-item>
        <text:list-item>
          <text:p text:style-name="List_20_1_Content"> A következő felhasználót hozza létre: ftp (UID 112)</text:p>
        </text:list-item>
        <text:list-item>
          <text:p text:style-name="List_20_1_Content"> Az ftp felhasználót a nogroup csoportba teszi. </text:p>
        </text:list-item>
        <text:list-item>
          <text:p text:style-name="List_20_1_Content_Last"> Készít egy /home/ftp könyvtárat.</text:p>
        </text:list-item>
      </text:list>
      <text:p text:style-name="Text_20_body">A /home/ftp/welcome.msg.proftpd-new állományban létrehoz egy üzenetet.</text:p>
      <text:h text:style-name="Heading_20_2" text:outline-level="2"><text:bookmark-start text:name="__RefHeading___debconf_újra_3"/><text:bookmark-start text:name="debconf_újra"/>Debconf újra<text:bookmark-end text:name="__RefHeading___debconf_újra_3"/><text:bookmark-end text:name="debconf_újra"/></text:h>
      <table:table table:style-name="Table">
        <table:table-column table:style-name="odt_auto_style_table_column_2_1"/>
        <table:table-row>
          <table:table-cell office:value-type="string" table:style-name="PluginODTAutoStyle_TableCell_3">
            <text:p text:style-name="PluginODTAutoStyle_Paragraph_4">dpkg-reconfigure proftpd-basic</text:p>
          </table:table-cell>
        </table:table-row>
      </table:table>
      <text:h text:style-name="Heading_20_2" text:outline-level="2"><text:bookmark-start text:name="__RefHeading___lehetséges_hibák_4"/><text:bookmark-start text:name="lehetséges_hibák"/>Lehetséges hibák<text:bookmark-end text:name="__RefHeading___lehetséges_hibák_4"/><text:bookmark-end text:name="lehetséges_hibák"/></text:h>
      <text:list text:style-name="List_20_1" text:continue-numbering="false">
        <text:list-item>
          <text:p text:style-name="LastListParagraph_List_20_1_Content_First"> A hostnév nem oldható fel IP címmé.</text:p>
        </text:list-item>
      </text:list>
      <text:h text:style-name="Heading_20_2" text:outline-level="2"><text:bookmark-start text:name="__RefHeading___beállítások_5"/><text:bookmark-start text:name="beállítások"/>Beállítások<text:bookmark-end text:name="__RefHeading___beállítások_5"/><text:bookmark-end text:name="beállítások"/></text:h>
      <text:p text:style-name="Preformatted_20_Text">/etc/proftpd/proftpd.conf</text:p>
      <text:h text:style-name="Heading_20_2" text:outline-level="2"><text:bookmark-start text:name="__RefHeading___használható_parancsok_6"/><text:bookmark-start text:name="használható_parancsok"/>Használható parancsok<text:bookmark-end text:name="__RefHeading___használható_parancsok_6"/><text:bookmark-end text:name="használható_parancsok"/></text:h>
      <text:p text:style-name="Text_20_body">Felhasználók is:</text:p>
      <text:list text:style-name="List_20_1" text:continue-numbering="false">
        <text:list-item>
          <text:p text:style-name="List_20_1_Content_First"> ftpcount</text:p>
        </text:list-item>
        <text:list-item>
          <text:p text:style-name="List_20_1_Content"> ftpdctl</text:p>
        </text:list-item>
        <text:list-item>
          <text:p text:style-name="List_20_1_Content"> ftptop</text:p>
        </text:list-item>
        <text:list-item>
          <text:p text:style-name="List_20_1_Content_Last"> ftpwho</text:p>
        </text:list-item>
      </text:list>
      <text:p text:style-name="Text_20_body">Rendszergazdák:</text:p>
      <text:list text:style-name="List_20_1" text:continue-numbering="false">
        <text:list-item>
          <text:p text:style-name="List_20_1_Content_First"> ftpasswd</text:p>
        </text:list-item>
        <text:list-item>
          <text:p text:style-name="List_20_1_Content"> ftpquota</text:p>
        </text:list-item>
        <text:list-item>
          <text:p text:style-name="List_20_1_Content"> ftpscrub</text:p>
        </text:list-item>
        <text:list-item>
          <text:p text:style-name="List_20_1_Content"> ftpshut</text:p>
        </text:list-item>
        <text:list-item>
          <text:p text:style-name="List_20_1_Content"> ftpstats</text:p>
        </text:list-item>
        <text:list-item>
          <text:p text:style-name="List_20_1_Content_Last"> proftpd-gencert</text:p>
        </text:list-item>
      </text:list>
      <text:h text:style-name="Heading_20_2" text:outline-level="2"><text:bookmark-start text:name="__RefHeading___anonymous_7"/><text:bookmark-start text:name="anonymous"/>Anonymous<text:bookmark-end text:name="__RefHeading___anonymous_7"/><text:bookmark-end text:name="anonymous"/></text:h>
      <text:p text:style-name="Text_20_body">Az anonymous felhasználó jelszó nélkül is be tud jelentkezni. </text:p>
      <text:p text:style-name="Text_20_body">Készítsünk számukra egy könyvtárat:</text:p>
      <text:p text:style-name="Preformatted_20_Text">/home/anonymous_ftp</text:p>
      <text:p text:style-name="Text_20_body">Hozzunk létre felhasználót és csoportot:</text:p>
      <table:table table:style-name="Table">
        <table:table-column table:style-name="odt_auto_style_table_column_3_1"/>
        <table:table-row>
          <table:table-cell office:value-type="string" table:style-name="PluginODTAutoStyle_TableCell_5">
            <text:p text:style-name="PluginODTAutoStyle_Paragraph_6">groupadd <text:span text:style-name="highlight_re5">-g</text:span> <text:span text:style-name="highlight_nu0">2002</text:span> anonymous_ftp<text:line-break/>useradd <text:span text:style-name="highlight_re5">-u</text:span> <text:span text:style-name="highlight_nu0">2002</text:span> <text:span text:style-name="highlight_re5">-s</text:span> <text:span text:style-name="highlight_sy0">/</text:span>bin<text:span text:style-name="highlight_sy0">/</text:span><text:span text:style-name="highlight_kw2">false</text:span> <text:span text:style-name="highlight_re5">-d</text:span> <text:span text:style-name="highlight_sy0">/</text:span>home<text:span text:style-name="highlight_sy0">/</text:span>anonymous_ftp <text:span text:style-name="highlight_re5">-m</text:span> <text:span text:style-name="highlight_re5">-c</text:span> <text:span text:style-name="highlight_st0">"Anonymous FTP User"</text:span> <text:span text:style-name="highlight_re5">-g</text:span> anonymous_ftp anonymous_ftp</text:p>
          </table:table-cell>
        </table:table-row>
      </table:table>
      <table:table table:style-name="Table">
        <table:table-column table:style-name="odt_auto_style_table_column_4_1"/>
        <table:table-row>
          <table:table-cell office:value-type="string" table:style-name="PluginODTAutoStyle_TableCell_7">
            <text:p text:style-name="PluginODTAutoStyle_Paragraph_8"><text:span text:style-name="highlight_kw2">mkdir</text:span> <text:span text:style-name="highlight_sy0">/</text:span>home<text:span text:style-name="highlight_sy0">/</text:span>anonymous_ftp<text:span text:style-name="highlight_sy0">/</text:span>incoming<text:line-break/><text:span text:style-name="highlight_kw2">chown</text:span> anonymous_ftp:nogroup <text:span text:style-name="highlight_sy0">/</text:span>home<text:span text:style-name="highlight_sy0">/</text:span>anonymous_ftp<text:span text:style-name="highlight_sy0">/</text:span>incoming</text:p>
          </table:table-cell>
        </table:table-row>
      </table:table>
      <text:p text:style-name="Text_20_body">A /etc/proftpd/proftpd.conf állomány végén az anonymous rész előtt a komentet el kell távolítani.
Ügyeljünk arra, hogy a felhasználónév, csoport legyen kijavítva! Szokás ftp usert és groupot is létrehozni 
az anonymous felhasználóknak.</text:p>
      <text:p text:style-name="Preformatted_20_Text">mcedit /etc/proftpd/proftpd.conf</text:p>
      <text:h text:style-name="Heading_20_2" text:outline-level="2"><text:bookmark-start text:name="__RefHeading___virtuális_felhasználók_8"/><text:bookmark-start text:name="virtuális_felhasználók"/>Virtuális felhasználók<text:bookmark-end text:name="__RefHeading___virtuális_felhasználók_8"/><text:bookmark-end text:name="virtuális_felhasználók"/></text:h>
      <text:p text:style-name="Text_20_body">Szerkesszük a pureftpd beállításait:</text:p>
      <text:p text:style-name="Preformatted_20_Text">mcedit /etc/proftpd/proftpd.conf</text:p>
      <text:p text:style-name="Text_20_body">Tegyük a legvégére:</text:p>
      <table:table table:style-name="Table">
        <table:table-column table:style-name="odt_auto_style_table_column_5_1"/>
        <table:table-row>
          <table:table-cell office:value-type="string" table:style-name="PluginODTAutoStyle_TableCell_9">
            <text:p text:style-name="PluginODTAutoStyle_Paragraph_10"><text:span text:style-name="highlight_co1"># A felhasználóknak ne kelljen shell:</text:span><text:line-break/>RequireValidShell <text:span text:style-name="highlight_kw2">off</text:span><text:line-break/> <text:line-break/><text:span text:style-name="highlight_co1"># Jelszó és csoportfájl:</text:span><text:line-break/><text:span text:style-name="highlight_kw1">AuthUserFile</text:span> /etc/proftpd/ftpd.passwd<text:line-break/><text:span text:style-name="highlight_kw1">AuthGroupFile</text:span> /etc/proftpd/ftpd.<text:span text:style-name="highlight_kw1">group</text:span><text:line-break/> <text:line-break/><text:span text:style-name="highlight_co1"># Zárjuk be a felhasználót a saját könyvtárába:</text:span><text:line-break/>DefaultRoot ~</text:p>
          </table:table-cell>
        </table:table-row>
      </table:table>
      <text:p text:style-name="Text_20_body">Hozzuk létre a csoportfájlt:</text:p>
      <table:table table:style-name="Table">
        <table:table-column table:style-name="odt_auto_style_table_column_6_1"/>
        <table:table-row>
          <table:table-cell office:value-type="string" table:style-name="PluginODTAutoStyle_TableCell_11">
            <text:p text:style-name="PluginODTAutoStyle_Paragraph_12"><text:span text:style-name="highlight_kw2">touch</text:span> <text:span text:style-name="highlight_sy0">/</text:span>etc<text:span text:style-name="highlight_sy0">/</text:span>proftpd<text:span text:style-name="highlight_sy0">/</text:span>ftpd.group</text:p>
          </table:table-cell>
        </table:table-row>
      </table:table>
      <text:p text:style-name="Text_20_body">Hozzunk létre például egy feri nevű felhasználót:</text:p>
      <text:p text:style-name="Preformatted_20_Text">ftpasswd --passwd<text:s text:c="2"/>--name=feri --home=/home/vftp/feri --shell=/bin/false --uid=111 --gid=1</text:p>
      <text:p text:style-name="Text_20_body">Az --uid utáni szám meg kell egyezzen a proftpd uid-vel.</text:p>
      <text:p text:style-name="Text_20_body">Adjuk a könyvtárat az proftpd démonnak:</text:p>
      <table:table table:style-name="Table">
        <table:table-column table:style-name="odt_auto_style_table_column_7_1"/>
        <table:table-row>
          <table:table-cell office:value-type="string" table:style-name="PluginODTAutoStyle_TableCell_13">
            <text:p text:style-name="PluginODTAutoStyle_Paragraph_14"><text:span text:style-name="highlight_kw2">chown</text:span> proftpd.nogroup <text:span text:style-name="highlight_sy0">/</text:span>home<text:span text:style-name="highlight_sy0">/</text:span>vftp<text:span text:style-name="highlight_sy0">/</text:span>feri</text:p>
          </table:table-cell>
        </table:table-row>
      </table:table>
      <text:p text:style-name="Text_20_body">Ha fontos, az azonosítás sorrendjét is beállíthatjuk:</text:p>
      <table:table table:style-name="Table">
        <table:table-column table:style-name="odt_auto_style_table_column_8_1"/>
        <table:table-row>
          <table:table-cell office:value-type="string" table:style-name="PluginODTAutoStyle_TableCell_15">
            <text:p text:style-name="PluginODTAutoStyle_Paragraph_16">AuthOrder mod_auth_file.c</text:p>
          </table:table-cell>
        </table:table-row>
      </table:table>
      <text:h text:style-name="Heading_20_2" text:outline-level="2"><text:bookmark-start text:name="__RefHeading___ssl_9"/><text:bookmark-start text:name="ssl"/>SSL<text:bookmark-end text:name="__RefHeading___ssl_9"/><text:bookmark-end text:name="ssl"/></text:h>
      <text:p text:style-name="Preformatted_20_Text">cd /etc/proftpd/ssl<text:line-break/>openssl req -new -x509 -days 365 -nodes -out ftpd-rsa.pm -keyout ftpd-rsa-key.pem</text:p>
      <text:p text:style-name="Text_20_body">A /etc/proftpd/proftpd.conf állományban megkeressük a következő sort:</text:p>
      <text:p text:style-name="Preformatted_20_Text">#Include /etc/proftpd/tls.conf</text:p>
      <text:p text:style-name="Text_20_body">A kettőskeresztet eltávolítjuk. </text:p>
      <text:p text:style-name="Text_20_body">A /etc/proftpd/tls.conf fájlt pedig ehhez hasonlóan alakítjuk:</text:p>
      <table:table table:style-name="Table">
        <table:table-column table:style-name="odt_auto_style_table_column_9_1"/>
        <table:table-row>
          <table:table-cell office:value-type="string" table:style-name="PluginODTAutoStyle_TableCell_17">
            <text:p text:style-name="PluginODTAutoStyle_Paragraph_18">&lt;<text:span text:style-name="highlight_kw3">IfModule</text:span> mod_tls.c&gt;<text:line-break/><text:s text:c="4"/>TLSEngine <text:span text:style-name="highlight_kw2">on</text:span><text:line-break/><text:s text:c="4"/>TLSLog /var/log/proftpd/proftpd-tls.log<text:line-break/><text:s text:c="4"/>TLSProtocol TLSv1<text:line-break/> <text:line-break/><text:s text:c="4"/><text:span text:style-name="highlight_co1"># Megköveteljük a kliensektől a TLS kapcsolatot?</text:span><text:line-break/><text:s text:c="4"/>TLSRequired <text:span text:style-name="highlight_kw2">off</text:span><text:line-break/> <text:line-break/><text:s text:c="4"/>TLSRSACertificateFile<text:s text:c="4"/>/etc/proftpd/ssl/ftpd-rsa.pem<text:line-break/><text:s text:c="4"/>TLSRSACertificateKeyFile /etc/proftpd/ssl/ftpd-rsa-key.pem<text:line-break/> <text:line-break/><text:s text:c="4"/><text:span text:style-name="highlight_co1"># Szükséges azonosítás a TLS használatához?</text:span><text:line-break/><text:s text:c="4"/>TLSVerifyClient <text:span text:style-name="highlight_kw2">off</text:span><text:line-break/>&lt;/<text:span text:style-name="highlight_kw3">IfModule</text:span>&gt;</text:p>
          </table:table-cell>
        </table:table-row>
      </table:table>
      <text:p text:style-name="Text_20_body">A TLSProtocol értéke esetleg: SSLv23</text:p>
      <text:h text:style-name="Heading_20_2" text:outline-level="2"><text:bookmark-start text:name="__RefHeading___proftpd_mysql_10"/><text:bookmark-start text:name="proftpd_mysql"/>ProFTPd MySQL<text:bookmark-end text:name="__RefHeading___proftpd_mysql_10"/><text:bookmark-end text:name="proftpd_mysql"/></text:h>
      <text:p text:style-name="Text_20_body">Ellenőrzésre szoruló rész!</text:p>
      <text:p text:style-name="Text_20_body">Szükséges telepítés:</text:p>
      <table:table table:style-name="Table">
        <table:table-column table:style-name="odt_auto_style_table_column_10_1"/>
        <table:table-row>
          <table:table-cell office:value-type="string" table:style-name="PluginODTAutoStyle_TableCell_19">
            <text:p text:style-name="PluginODTAutoStyle_Paragraph_20"><text:span text:style-name="highlight_kw2">apt-get install</text:span> proftpd-mysql</text:p>
          </table:table-cell>
        </table:table-row>
      </table:table>
      <text:p text:style-name="Text_20_body">Szükséges felhasználó és csoport:</text:p>
      <table:table table:style-name="Table">
        <table:table-column table:style-name="odt_auto_style_table_column_11_1"/>
        <table:table-row>
          <table:table-cell office:value-type="string" table:style-name="PluginODTAutoStyle_TableCell_21">
            <text:p text:style-name="PluginODTAutoStyle_Paragraph_22">groupadd <text:span text:style-name="highlight_re5">-g</text:span> <text:span text:style-name="highlight_nu0">2001</text:span> ftpgroup<text:line-break/>useradd <text:span text:style-name="highlight_re5">-u</text:span> <text:span text:style-name="highlight_nu0">2001</text:span> <text:span text:style-name="highlight_re5">-g</text:span> ftpgroup <text:span text:style-name="highlight_re5">-c</text:span> <text:span text:style-name="highlight_st0">"proftpd user"</text:span> <text:span text:style-name="highlight_re5">-d</text:span> <text:span text:style-name="highlight_sy0">/</text:span>bin<text:span text:style-name="highlight_sy0">/</text:span>null <text:span text:style-name="highlight_re5">-s</text:span> <text:span text:style-name="highlight_sy0">/</text:span>bin<text:span text:style-name="highlight_sy0">/</text:span><text:span text:style-name="highlight_kw2">false</text:span> ftpuser</text:p>
          </table:table-cell>
        </table:table-row>
      </table:table>
      <text:p text:style-name="Text_20_body">MySQL-ben szükséges:</text:p>
      <table:table table:style-name="Table">
        <table:table-column table:style-name="odt_auto_style_table_column_12_1"/>
        <table:table-row>
          <table:table-cell office:value-type="string" table:style-name="PluginODTAutoStyle_TableCell_23">
            <text:p text:style-name="PluginODTAutoStyle_Paragraph_24"><text:span text:style-name="highlight_kw1">CREATE</text:span> <text:span text:style-name="highlight_kw1">DATABASE</text:span> ftp;<text:line-break/><text:span text:style-name="highlight_kw1">GRANT</text:span> <text:span text:style-name="highlight_kw1">SELECT</text:span><text:span text:style-name="highlight_sy0">,</text:span> <text:span text:style-name="highlight_kw1">INSERT</text:span><text:span text:style-name="highlight_sy0">,</text:span> <text:span text:style-name="highlight_kw1">UPDATE</text:span><text:span text:style-name="highlight_sy0">,</text:span> <text:span text:style-name="highlight_kw1">DELETE</text:span> <text:span text:style-name="highlight_kw1">ON</text:span> ftp<text:span text:style-name="highlight_sy0">.*</text:span> <text:span text:style-name="highlight_kw1">TO</text:span> <text:span text:style-name="highlight_st0">'proftpd'</text:span>@<text:span text:style-name="highlight_st0">'localhost'</text:span> <text:span text:style-name="highlight_kw1">IDENTIFIED</text:span> <text:span text:style-name="highlight_kw1">BY</text:span> <text:span text:style-name="highlight_st0">'titok'</text:span>;<text:line-break/><text:span text:style-name="highlight_kw1">GRANT</text:span> <text:span text:style-name="highlight_kw1">SELECT</text:span><text:span text:style-name="highlight_sy0">,</text:span> <text:span text:style-name="highlight_kw1">INSERT</text:span><text:span text:style-name="highlight_sy0">,</text:span> <text:span text:style-name="highlight_kw1">UPDATE</text:span><text:span text:style-name="highlight_sy0">,</text:span> <text:span text:style-name="highlight_kw1">DELETE</text:span> <text:span text:style-name="highlight_kw1">ON</text:span> ftp<text:span text:style-name="highlight_sy0">.*</text:span> <text:span text:style-name="highlight_kw1">TO</text:span> <text:span text:style-name="highlight_st0">'proftpd'</text:span>@<text:span text:style-name="highlight_st0">'localhost.localdomain'</text:span> <text:span text:style-name="highlight_kw1">IDENTIFIED</text:span> <text:span text:style-name="highlight_kw1">BY</text:span> <text:span text:style-name="highlight_st0">'titok'</text:span>;<text:line-break/><text:span text:style-name="highlight_kw1">FLUSH</text:span> PRIVILEGES;</text:p>
          </table:table-cell>
        </table:table-row>
      </table:table>
      <text:p text:style-name="Text_20_body">Használjuk az FTP adatbázist:</text:p>
      <table:table table:style-name="Table">
        <table:table-column table:style-name="odt_auto_style_table_column_13_1"/>
        <table:table-row>
          <table:table-cell office:value-type="string" table:style-name="PluginODTAutoStyle_TableCell_25">
            <text:p text:style-name="PluginODTAutoStyle_Paragraph_26"><text:span text:style-name="highlight_kw1">USE</text:span> ftp;</text:p>
          </table:table-cell>
        </table:table-row>
      </table:table>
      <text:p text:style-name="Text_20_body">A következő táblákat hozzuk létre:</text:p>
      <table:table table:style-name="Table">
        <table:table-column table:style-name="odt_auto_style_table_column_14_1"/>
        <table:table-row>
          <table:table-cell office:value-type="string" table:style-name="PluginODTAutoStyle_TableCell_27">
            <text:p text:style-name="PluginODTAutoStyle_Paragraph_28"><text:span text:style-name="highlight_kw1">CREATE</text:span> <text:span text:style-name="highlight_kw1">TABLE</text:span> ftpgroup <text:span text:style-name="highlight_br0">(</text:span><text:line-break/>groupname <text:span text:style-name="highlight_kw1">VARCHAR</text:span><text:span text:style-name="highlight_br0">(</text:span><text:span text:style-name="highlight_nu0">16</text:span><text:span text:style-name="highlight_br0">)</text:span> <text:span text:style-name="highlight_kw1">NOT</text:span> <text:span text:style-name="highlight_kw1">NULL</text:span> <text:span text:style-name="highlight_kw1">DEFAULT</text:span> <text:span text:style-name="highlight_st0">''</text:span><text:span text:style-name="highlight_sy0">,</text:span><text:line-break/>gid <text:span text:style-name="highlight_kw1">SMALLINT</text:span><text:span text:style-name="highlight_br0">(</text:span><text:span text:style-name="highlight_nu0">6</text:span><text:span text:style-name="highlight_br0">)</text:span> <text:span text:style-name="highlight_kw1">NOT</text:span> <text:span text:style-name="highlight_kw1">NULL</text:span> <text:span text:style-name="highlight_kw1">DEFAULT</text:span> <text:span text:style-name="highlight_st0">'5500'</text:span><text:span text:style-name="highlight_sy0">,</text:span><text:line-break/>members <text:span text:style-name="highlight_kw1">VARCHAR</text:span><text:span text:style-name="highlight_br0">(</text:span><text:span text:style-name="highlight_nu0">16</text:span><text:span text:style-name="highlight_br0">)</text:span> <text:span text:style-name="highlight_kw1">NOT</text:span> <text:span text:style-name="highlight_kw1">NULL</text:span> <text:span text:style-name="highlight_kw1">DEFAULT</text:span> <text:span text:style-name="highlight_st0">''</text:span><text:span text:style-name="highlight_sy0">,</text:span><text:line-break/><text:span text:style-name="highlight_kw1">KEY</text:span> groupname <text:span text:style-name="highlight_br0">(</text:span>groupname<text:span text:style-name="highlight_br0">)</text:span><text:line-break/><text:span text:style-name="highlight_br0">)</text:span> <text:span text:style-name="highlight_kw1">TYPE</text:span><text:span text:style-name="highlight_sy0">=</text:span>MyISAM COMMENT<text:span text:style-name="highlight_sy0">=</text:span><text:span text:style-name="highlight_st0">'ProFTPd csoport tabla'</text:span>;<text:line-break/> <text:line-break/><text:span text:style-name="highlight_kw1">CREATE</text:span> <text:span text:style-name="highlight_kw1">TABLE</text:span> ftpquotalimits <text:span text:style-name="highlight_br0">(</text:span><text:line-break/>name <text:span text:style-name="highlight_kw1">VARCHAR</text:span><text:span text:style-name="highlight_br0">(</text:span><text:span text:style-name="highlight_nu0">30</text:span><text:span text:style-name="highlight_br0">)</text:span> <text:span text:style-name="highlight_kw1">DEFAULT</text:span> <text:span text:style-name="highlight_kw1">NULL</text:span><text:span text:style-name="highlight_sy0">,</text:span><text:line-break/>quota_type enum<text:span text:style-name="highlight_br0">(</text:span><text:span text:style-name="highlight_st0">'user'</text:span><text:span text:style-name="highlight_sy0">,</text:span><text:span text:style-name="highlight_st0">'group'</text:span><text:span text:style-name="highlight_sy0">,</text:span><text:span text:style-name="highlight_st0">'class'</text:span><text:span text:style-name="highlight_sy0">,</text:span><text:span text:style-name="highlight_st0">'all'</text:span><text:span text:style-name="highlight_br0">)</text:span> <text:span text:style-name="highlight_kw1">NOT</text:span> <text:span text:style-name="highlight_kw1">NULL</text:span> <text:span text:style-name="highlight_kw1">DEFAULT</text:span> <text:span text:style-name="highlight_st0">'user'</text:span><text:span text:style-name="highlight_sy0">,</text:span><text:line-break/>per_session enum<text:span text:style-name="highlight_br0">(</text:span><text:span text:style-name="highlight_st0">'false'</text:span><text:span text:style-name="highlight_sy0">,</text:span><text:span text:style-name="highlight_st0">'true'</text:span><text:span text:style-name="highlight_br0">)</text:span> <text:span text:style-name="highlight_kw1">NOT</text:span> <text:span text:style-name="highlight_kw1">NULL</text:span> <text:span text:style-name="highlight_kw1">DEFAULT</text:span> <text:span text:style-name="highlight_st0">'false'</text:span><text:span text:style-name="highlight_sy0">,</text:span><text:line-break/>limit_type enum<text:span text:style-name="highlight_br0">(</text:span><text:span text:style-name="highlight_st0">'soft'</text:span><text:span text:style-name="highlight_sy0">,</text:span><text:span text:style-name="highlight_st0">'hard'</text:span><text:span text:style-name="highlight_br0">)</text:span> <text:span text:style-name="highlight_kw1">NOT</text:span> <text:span text:style-name="highlight_kw1">NULL</text:span> <text:span text:style-name="highlight_kw1">DEFAULT</text:span> <text:span text:style-name="highlight_st0">'soft'</text:span><text:span text:style-name="highlight_sy0">,</text:span><text:line-break/>bytes_in_avail <text:span text:style-name="highlight_kw1">INT</text:span><text:span text:style-name="highlight_br0">(</text:span><text:span text:style-name="highlight_nu0">10</text:span><text:span text:style-name="highlight_br0">)</text:span> <text:span text:style-name="highlight_kw1">UNSIGNED</text:span> <text:span text:style-name="highlight_kw1">NOT</text:span> <text:span text:style-name="highlight_kw1">NULL</text:span> <text:span text:style-name="highlight_kw1">DEFAULT</text:span> <text:span text:style-name="highlight_st0">'0'</text:span><text:span text:style-name="highlight_sy0">,</text:span><text:line-break/>bytes_out_avail <text:span text:style-name="highlight_kw1">INT</text:span><text:span text:style-name="highlight_br0">(</text:span><text:span text:style-name="highlight_nu0">10</text:span><text:span text:style-name="highlight_br0">)</text:span> <text:span text:style-name="highlight_kw1">UNSIGNED</text:span> <text:span text:style-name="highlight_kw1">NOT</text:span> <text:span text:style-name="highlight_kw1">NULL</text:span> <text:span text:style-name="highlight_kw1">DEFAULT</text:span> <text:span text:style-name="highlight_st0">'0'</text:span><text:span text:style-name="highlight_sy0">,</text:span><text:line-break/>bytes_xfer_avail <text:span text:style-name="highlight_kw1">INT</text:span><text:span text:style-name="highlight_br0">(</text:span><text:span text:style-name="highlight_nu0">10</text:span><text:span text:style-name="highlight_br0">)</text:span> <text:span text:style-name="highlight_kw1">UNSIGNED</text:span> <text:span text:style-name="highlight_kw1">NOT</text:span> <text:span text:style-name="highlight_kw1">NULL</text:span> <text:span text:style-name="highlight_kw1">DEFAULT</text:span> <text:span text:style-name="highlight_st0">'0'</text:span><text:span text:style-name="highlight_sy0">,</text:span><text:line-break/>files_in_avail <text:span text:style-name="highlight_kw1">INT</text:span><text:span text:style-name="highlight_br0">(</text:span><text:span text:style-name="highlight_nu0">10</text:span><text:span text:style-name="highlight_br0">)</text:span> <text:span text:style-name="highlight_kw1">UNSIGNED</text:span> <text:span text:style-name="highlight_kw1">NOT</text:span> <text:span text:style-name="highlight_kw1">NULL</text:span> <text:span text:style-name="highlight_kw1">DEFAULT</text:span> <text:span text:style-name="highlight_st0">'0'</text:span><text:span text:style-name="highlight_sy0">,</text:span><text:line-break/>files_out_avail <text:span text:style-name="highlight_kw1">INT</text:span><text:span text:style-name="highlight_br0">(</text:span><text:span text:style-name="highlight_nu0">10</text:span><text:span text:style-name="highlight_br0">)</text:span> <text:span text:style-name="highlight_kw1">UNSIGNED</text:span> <text:span text:style-name="highlight_kw1">NOT</text:span> <text:span text:style-name="highlight_kw1">NULL</text:span> <text:span text:style-name="highlight_kw1">DEFAULT</text:span> <text:span text:style-name="highlight_st0">'0'</text:span><text:span text:style-name="highlight_sy0">,</text:span><text:line-break/>files_xfer_avail <text:span text:style-name="highlight_kw1">INT</text:span><text:span text:style-name="highlight_br0">(</text:span><text:span text:style-name="highlight_nu0">10</text:span><text:span text:style-name="highlight_br0">)</text:span> <text:span text:style-name="highlight_kw1">UNSIGNED</text:span> <text:span text:style-name="highlight_kw1">NOT</text:span> <text:span text:style-name="highlight_kw1">NULL</text:span> <text:span text:style-name="highlight_kw1">DEFAULT</text:span> <text:span text:style-name="highlight_st0">'0'</text:span><text:line-break/><text:span text:style-name="highlight_br0">)</text:span> <text:span text:style-name="highlight_kw1">TYPE</text:span><text:span text:style-name="highlight_sy0">=</text:span>MyISAM;<text:line-break/> <text:line-break/><text:span text:style-name="highlight_kw1">CREATE</text:span> <text:span text:style-name="highlight_kw1">TABLE</text:span> ftpquotatallies <text:span text:style-name="highlight_br0">(</text:span><text:line-break/>name <text:span text:style-name="highlight_kw1">VARCHAR</text:span><text:span text:style-name="highlight_br0">(</text:span><text:span text:style-name="highlight_nu0">30</text:span><text:span text:style-name="highlight_br0">)</text:span> <text:span text:style-name="highlight_kw1">NOT</text:span> <text:span text:style-name="highlight_kw1">NULL</text:span> <text:span text:style-name="highlight_kw1">DEFAULT</text:span> <text:span text:style-name="highlight_st0">''</text:span><text:span text:style-name="highlight_sy0">,</text:span><text:line-break/>quota_type enum<text:span text:style-name="highlight_br0">(</text:span><text:span text:style-name="highlight_st0">'user'</text:span><text:span text:style-name="highlight_sy0">,</text:span><text:span text:style-name="highlight_st0">'group'</text:span><text:span text:style-name="highlight_sy0">,</text:span><text:span text:style-name="highlight_st0">'class'</text:span><text:span text:style-name="highlight_sy0">,</text:span><text:span text:style-name="highlight_st0">'all'</text:span><text:span text:style-name="highlight_br0">)</text:span> <text:span text:style-name="highlight_kw1">NOT</text:span> <text:span text:style-name="highlight_kw1">NULL</text:span> <text:span text:style-name="highlight_kw1">DEFAULT</text:span> <text:span text:style-name="highlight_st0">'user'</text:span><text:span text:style-name="highlight_sy0">,</text:span><text:line-break/>bytes_in_used <text:span text:style-name="highlight_kw1">INT</text:span><text:span text:style-name="highlight_br0">(</text:span><text:span text:style-name="highlight_nu0">10</text:span><text:span text:style-name="highlight_br0">)</text:span> <text:span text:style-name="highlight_kw1">UNSIGNED</text:span> <text:span text:style-name="highlight_kw1">NOT</text:span> <text:span text:style-name="highlight_kw1">NULL</text:span> <text:span text:style-name="highlight_kw1">DEFAULT</text:span> <text:span text:style-name="highlight_st0">'0'</text:span><text:span text:style-name="highlight_sy0">,</text:span><text:line-break/>bytes_out_used <text:span text:style-name="highlight_kw1">INT</text:span><text:span text:style-name="highlight_br0">(</text:span><text:span text:style-name="highlight_nu0">10</text:span><text:span text:style-name="highlight_br0">)</text:span> <text:span text:style-name="highlight_kw1">UNSIGNED</text:span> <text:span text:style-name="highlight_kw1">NOT</text:span> <text:span text:style-name="highlight_kw1">NULL</text:span> <text:span text:style-name="highlight_kw1">DEFAULT</text:span> <text:span text:style-name="highlight_st0">'0'</text:span><text:span text:style-name="highlight_sy0">,</text:span><text:line-break/>bytes_xfer_used <text:span text:style-name="highlight_kw1">INT</text:span><text:span text:style-name="highlight_br0">(</text:span><text:span text:style-name="highlight_nu0">10</text:span><text:span text:style-name="highlight_br0">)</text:span> <text:span text:style-name="highlight_kw1">UNSIGNED</text:span> <text:span text:style-name="highlight_kw1">NOT</text:span> <text:span text:style-name="highlight_kw1">NULL</text:span> <text:span text:style-name="highlight_kw1">DEFAULT</text:span> <text:span text:style-name="highlight_st0">'0'</text:span><text:span text:style-name="highlight_sy0">,</text:span><text:line-break/>files_in_used <text:span text:style-name="highlight_kw1">INT</text:span><text:span text:style-name="highlight_br0">(</text:span><text:span text:style-name="highlight_nu0">10</text:span><text:span text:style-name="highlight_br0">)</text:span> <text:span text:style-name="highlight_kw1">UNSIGNED</text:span> <text:span text:style-name="highlight_kw1">NOT</text:span> <text:span text:style-name="highlight_kw1">NULL</text:span> <text:span text:style-name="highlight_kw1">DEFAULT</text:span> <text:span text:style-name="highlight_st0">'0'</text:span><text:span text:style-name="highlight_sy0">,</text:span><text:line-break/>files_out_used <text:span text:style-name="highlight_kw1">INT</text:span><text:span text:style-name="highlight_br0">(</text:span><text:span text:style-name="highlight_nu0">10</text:span><text:span text:style-name="highlight_br0">)</text:span> <text:span text:style-name="highlight_kw1">UNSIGNED</text:span> <text:span text:style-name="highlight_kw1">NOT</text:span> <text:span text:style-name="highlight_kw1">NULL</text:span> <text:span text:style-name="highlight_kw1">DEFAULT</text:span> <text:span text:style-name="highlight_st0">'0'</text:span><text:span text:style-name="highlight_sy0">,</text:span><text:line-break/>files_xfer_used <text:span text:style-name="highlight_kw1">INT</text:span><text:span text:style-name="highlight_br0">(</text:span><text:span text:style-name="highlight_nu0">10</text:span><text:span text:style-name="highlight_br0">)</text:span> <text:span text:style-name="highlight_kw1">UNSIGNED</text:span> <text:span text:style-name="highlight_kw1">NOT</text:span> <text:span text:style-name="highlight_kw1">NULL</text:span> <text:span text:style-name="highlight_kw1">DEFAULT</text:span> <text:span text:style-name="highlight_st0">'0'</text:span><text:line-break/><text:span text:style-name="highlight_br0">)</text:span> <text:span text:style-name="highlight_kw1">TYPE</text:span><text:span text:style-name="highlight_sy0">=</text:span>MyISAM;<text:line-break/> <text:line-break/><text:span text:style-name="highlight_kw1">CREATE</text:span> <text:span text:style-name="highlight_kw1">TABLE</text:span> ftpuser <text:span text:style-name="highlight_br0">(</text:span><text:line-break/>id <text:span text:style-name="highlight_kw1">INT</text:span><text:span text:style-name="highlight_br0">(</text:span><text:span text:style-name="highlight_nu0">10</text:span><text:span text:style-name="highlight_br0">)</text:span> <text:span text:style-name="highlight_kw1">UNSIGNED</text:span> <text:span text:style-name="highlight_kw1">NOT</text:span> <text:span text:style-name="highlight_kw1">NULL</text:span> <text:span text:style-name="highlight_kw1">AUTO_INCREMENT</text:span><text:span text:style-name="highlight_sy0">,</text:span><text:line-break/>userid <text:span text:style-name="highlight_kw1">VARCHAR</text:span><text:span text:style-name="highlight_br0">(</text:span><text:span text:style-name="highlight_nu0">32</text:span><text:span text:style-name="highlight_br0">)</text:span> <text:span text:style-name="highlight_kw1">NOT</text:span> <text:span text:style-name="highlight_kw1">NULL</text:span> <text:span text:style-name="highlight_kw1">DEFAULT</text:span> <text:span text:style-name="highlight_st0">''</text:span><text:span text:style-name="highlight_sy0">,</text:span><text:line-break/>passwd <text:span text:style-name="highlight_kw1">VARCHAR</text:span><text:span text:style-name="highlight_br0">(</text:span><text:span text:style-name="highlight_nu0">32</text:span><text:span text:style-name="highlight_br0">)</text:span> <text:span text:style-name="highlight_kw1">NOT</text:span> <text:span text:style-name="highlight_kw1">NULL</text:span> <text:span text:style-name="highlight_kw1">DEFAULT</text:span> <text:span text:style-name="highlight_st0">''</text:span><text:span text:style-name="highlight_sy0">,</text:span><text:line-break/>uid <text:span text:style-name="highlight_kw1">SMALLINT</text:span><text:span text:style-name="highlight_br0">(</text:span><text:span text:style-name="highlight_nu0">6</text:span><text:span text:style-name="highlight_br0">)</text:span> <text:span text:style-name="highlight_kw1">NOT</text:span> <text:span text:style-name="highlight_kw1">NULL</text:span> <text:span text:style-name="highlight_kw1">DEFAULT</text:span> <text:span text:style-name="highlight_st0">'5500'</text:span><text:span text:style-name="highlight_sy0">,</text:span><text:line-break/>gid <text:span text:style-name="highlight_kw1">SMALLINT</text:span><text:span text:style-name="highlight_br0">(</text:span><text:span text:style-name="highlight_nu0">6</text:span><text:span text:style-name="highlight_br0">)</text:span> <text:span text:style-name="highlight_kw1">NOT</text:span> <text:span text:style-name="highlight_kw1">NULL</text:span> <text:span text:style-name="highlight_kw1">DEFAULT</text:span> <text:span text:style-name="highlight_st0">'5500'</text:span><text:span text:style-name="highlight_sy0">,</text:span><text:line-break/>homedir <text:span text:style-name="highlight_kw1">VARCHAR</text:span><text:span text:style-name="highlight_br0">(</text:span><text:span text:style-name="highlight_nu0">255</text:span><text:span text:style-name="highlight_br0">)</text:span> <text:span text:style-name="highlight_kw1">NOT</text:span> <text:span text:style-name="highlight_kw1">NULL</text:span> <text:span text:style-name="highlight_kw1">DEFAULT</text:span> <text:span text:style-name="highlight_st0">''</text:span><text:span text:style-name="highlight_sy0">,</text:span><text:line-break/>shell <text:span text:style-name="highlight_kw1">VARCHAR</text:span><text:span text:style-name="highlight_br0">(</text:span><text:span text:style-name="highlight_nu0">16</text:span><text:span text:style-name="highlight_br0">)</text:span> <text:span text:style-name="highlight_kw1">NOT</text:span> <text:span text:style-name="highlight_kw1">NULL</text:span> <text:span text:style-name="highlight_kw1">DEFAULT</text:span> <text:span text:style-name="highlight_st0">'/sbin/nologin'</text:span><text:span text:style-name="highlight_sy0">,</text:span><text:line-break/><text:span text:style-name="highlight_kw1">COUNT</text:span> <text:span text:style-name="highlight_kw1">INT</text:span><text:span text:style-name="highlight_br0">(</text:span><text:span text:style-name="highlight_nu0">11</text:span><text:span text:style-name="highlight_br0">)</text:span> <text:span text:style-name="highlight_kw1">NOT</text:span> <text:span text:style-name="highlight_kw1">NULL</text:span> <text:span text:style-name="highlight_kw1">DEFAULT</text:span> <text:span text:style-name="highlight_st0">'0'</text:span><text:span text:style-name="highlight_sy0">,</text:span><text:line-break/>accessed datetime <text:span text:style-name="highlight_kw1">NOT</text:span> <text:span text:style-name="highlight_kw1">NULL</text:span> <text:span text:style-name="highlight_kw1">DEFAULT</text:span> <text:span text:style-name="highlight_st0">'0000-00-00 00:00:00'</text:span><text:span text:style-name="highlight_sy0">,</text:span><text:line-break/>modified datetime <text:span text:style-name="highlight_kw1">NOT</text:span> <text:span text:style-name="highlight_kw1">NULL</text:span> <text:span text:style-name="highlight_kw1">DEFAULT</text:span> <text:span text:style-name="highlight_st0">'0000-00-00 00:00:00'</text:span><text:span text:style-name="highlight_sy0">,</text:span><text:line-break/><text:span text:style-name="highlight_kw1">PRIMARY</text:span> <text:span text:style-name="highlight_kw1">KEY</text:span> <text:span text:style-name="highlight_br0">(</text:span>id<text:span text:style-name="highlight_br0">)</text:span><text:span text:style-name="highlight_sy0">,</text:span><text:line-break/><text:span text:style-name="highlight_kw1">UNIQUE</text:span> <text:span text:style-name="highlight_kw1">KEY</text:span> userid <text:span text:style-name="highlight_br0">(</text:span>userid<text:span text:style-name="highlight_br0">)</text:span><text:line-break/><text:span text:style-name="highlight_br0">)</text:span> <text:span text:style-name="highlight_kw1">TYPE</text:span><text:span text:style-name="highlight_sy0">=</text:span>MyISAM COMMENT<text:span text:style-name="highlight_sy0">=</text:span><text:span text:style-name="highlight_st0">'ProFTP user table'</text:span>;</text:p>
          </table:table-cell>
        </table:table-row>
      </table:table>
      <text:p text:style-name="Text_20_body">A ftpquotatallies táblát a proftpd használja, ahhoz nem kell nyúlni.</text:p>
      <text:p text:style-name="Text_20_body">A felhasználókat saját könyvtárukba zárjuk</text:p>
      <text:p text:style-name="Preformatted_20_Text">DefaultRoot ~</text:p>
      <table:table table:style-name="Table">
        <table:table-column table:style-name="odt_auto_style_table_column_15_1"/>
        <table:table-row>
          <table:table-cell office:value-type="string" table:style-name="PluginODTAutoStyle_TableCell_29">
            <text:p text:style-name="PluginODTAutoStyle_Paragraph_30">&lt;<text:span text:style-name="highlight_kw3">IfModule</text:span> mod_sql.c&gt;<text:line-break/> <text:line-break/>SQLEngine <text:span text:style-name="highlight_kw2">on</text:span><text:line-break/> <text:line-break/> <text:line-break/><text:span text:style-name="highlight_co1"># A jelszavakat a MysQL-ben crypttel titkosítjuk:</text:span><text:line-break/>SQLAuthTypes<text:s text:c="12"/>Crypt Plaintext<text:line-break/> <text:line-break/> <text:line-break/>SQLAuthenticate<text:s text:c="9"/><text:span text:style-name="highlight_kw2">on</text:span><text:line-break/> <text:line-break/> <text:line-break/><text:span text:style-name="highlight_co1"># Kapcsolódás az MySQL adatbázishoz:</text:span><text:line-break/>SQLConnectInfo<text:s text:c="2"/>ftp@localhost proftpd titok<text:line-break/> <text:line-break/><text:span text:style-name="highlight_co1"># A felhasználói tábl leírása:</text:span><text:line-break/>SQLUserInfo ftpuser userid passwd uid gid homedir shell<text:line-break/> <text:line-break/><text:span text:style-name="highlight_co1"># A csoport tábla leírása:</text:span><text:line-break/>SQLGroupInfo ftpgroup groupname gid members<text:line-break/> <text:line-break/> <text:line-break/><text:span text:style-name="highlight_co1"># Felhasználó könyvtárának létrehozása ha nem létezik:</text:span><text:line-break/>SQLHomedirOnDemand <text:span text:style-name="highlight_kw2">on</text:span><text:line-break/> <text:line-break/><text:span text:style-name="highlight_co1"># Minimális UID és GID</text:span><text:line-break/>SQLMinID<text:s text:c="8"/><text:span text:style-name="highlight_nu0">500</text:span><text:line-break/> <text:line-break/>&lt;/<text:span text:style-name="highlight_kw3">IfModule</text:span>&gt;</text:p>
          </table:table-cell>
        </table:table-row>
      </table:table>
      <text:p text:style-name="Text_20_body">Ha szükséges még ez is a fentiekhez:</text:p>
      <table:table table:style-name="Table">
        <table:table-column table:style-name="odt_auto_style_table_column_16_1"/>
        <table:table-row>
          <table:table-cell office:value-type="string" table:style-name="PluginODTAutoStyle_TableCell_31">
            <text:p text:style-name="PluginODTAutoStyle_Paragraph_32"><text:span text:style-name="highlight_co1"># A számláló növelése, ha egy felhasználó belép</text:span><text:line-break/>SQLLog PASS updatecount<text:line-break/>SQLNamedQuery updatecount UPDATE <text:span text:style-name="highlight_st0">"count=count+1, accessed=now() WHERE userid='%u'"</text:span> ftpuser<text:line-break/> <text:line-break/><text:span text:style-name="highlight_co1"># A módosítás feljegyzése feltöltésről vagy törlésről</text:span><text:line-break/>SQLLog<text:s text:c="2"/>STOR,DELE modified<text:line-break/>SQLNamedQuery modified UPDATE <text:span text:style-name="highlight_st0">"modified=now() WHERE userid='%u'"</text:span> ftpuser</text:p>
          </table:table-cell>
        </table:table-row>
      </table:table>
      <text:p text:style-name="Text_20_body">Ugyancsak a fentiekhez ha kell kvóta:</text:p>
      <table:table table:style-name="Table">
        <table:table-column table:style-name="odt_auto_style_table_column_17_1"/>
        <table:table-row>
          <table:table-cell office:value-type="string" table:style-name="PluginODTAutoStyle_TableCell_33">
            <text:p text:style-name="PluginODTAutoStyle_Paragraph_34">QuotaEngine <text:span text:style-name="highlight_kw2">on</text:span><text:line-break/>QuotaShowQuotas <text:span text:style-name="highlight_kw2">on</text:span><text:line-break/>QuotaDirectoryTally <text:span text:style-name="highlight_kw2">on</text:span><text:line-break/>QuotaDisplayUnits Mb<text:line-break/> <text:line-break/> <text:line-break/>SQLNamedQuery get-quota-limit SELECT <text:span text:style-name="highlight_st0">"name, quota_type, per_session, limit_type, bytes_in_avail, bytes_out_avail, bytes_xfer_avail, files_in_avail, files_out_avail, files_xfer_avail FROM ftpquotalimits WHERE name = '%{0}' AND quota_type = '%{1}'"</text:span><text:line-break/> <text:line-break/>SQLNamedQuery get-quota-tally SELECT <text:span text:style-name="highlight_st0">"name, quota_type, bytes_in_used, bytes_out_used, bytes_xfer_used, files_in_used, files_out_used, files_xfer_used FROM ftpquotatallies WHERE name = '%{0}' AND quota_type = '%{1}'"</text:span><text:line-break/> <text:line-break/>SQLNamedQuery update-quota-tally UPDATE <text:span text:style-name="highlight_st0">"bytes_in_used = bytes_in_used + %{0}, bytes_out_used = bytes_out_used + %{1}, bytes_xfer_used = bytes_xfer_used + %{2}, files_in_used = files_in_used + %{3}, files_out_used = files_out_used + %{4}, files_xfer_used = files_xfer_used + %{5} WHERE name = '%{6}' AND quota_type = '%{7}'"</text:span> ftpquotatallies<text:line-break/> <text:line-break/>SQLNamedQuery insert-quota-tally INSERT <text:span text:style-name="highlight_st0">"%{0}, %{1}, %{2}, %{3}, %{4}, %{5}, %{6}, %{7}"</text:span> ftpquotatallies<text:line-break/> <text:line-break/>QuotaLimitTable sql:/get-quota-limit<text:line-break/>QuotaTallyTable sql:/get-quota-tally/update-quota-tally/insert-quota-tally<text:line-break/> <text:line-break/>RootLogin <text:span text:style-name="highlight_kw2">off</text:span><text:line-break/>RequireValidShell <text:span text:style-name="highlight_kw2">off</text:span></text:p>
          </table:table-cell>
        </table:table-row>
      </table:table>
      <text:h text:style-name="Heading_20_2" text:outline-level="2"><text:bookmark-start text:name="__RefHeading___irodalom_11"/><text:bookmark-start text:name="irodalom"/>Irodalom<text:bookmark-end text:name="__RefHeading___irodalom_11"/><text:bookmark-end text:name="irodalom"/></text:h>
      <text:list text:style-name="List_20_1" text:continue-numbering="false">
        <text:list-item>
          <text:p text:style-name="List_20_1_Content_First"> <text:a xlink:type="simple" xlink:href="http://www.proftpd.org/docs/" text:style-name="Internet_20_link" text:visited-style-name="Visited_20_Internet_20_Link">http://www.proftpd.org/docs/</text:a></text:p>
        </text:list-item>
        <text:list-item>
          <text:p text:style-name="List_20_1_Content"> <text:a xlink:type="simple" xlink:href="http://www.debian-administration.org/articles/228" text:style-name="Internet_20_link" text:visited-style-name="Visited_20_Internet_20_Link">http://www.debian-administration.org/articles/228</text:a></text:p>
        </text:list-item>
        <text:list-item>
          <text:p text:style-name="List_20_1_Content"> <text:a xlink:type="simple" xlink:href="http://www.linuxvilag.hu/content/files/cikk/26/cikk_26_68_69.pdf" text:style-name="Internet_20_link" text:visited-style-name="Visited_20_Internet_20_Link">http://www.linuxvilag.hu/content/files/cikk/26/cikk_26_68_69.pdf</text:a></text:p>
        </text:list-item>
        <text:list-item>
          <text:p text:style-name="List_20_1_Content"> <text:a xlink:type="simple" xlink:href="http://www.howtoforge.com/proftpd-tls-debian-etch" text:style-name="Internet_20_link" text:visited-style-name="Visited_20_Internet_20_Link">http://www.howtoforge.com/proftpd-tls-debian-etch</text:a></text:p>
        </text:list-item>
        <text:list-item>
          <text:p text:style-name="List_20_1_Content"> <text:a xlink:type="simple" xlink:href="http://www.besy.co.uk/debian/how_to_setup_proftpd_with_mysql_virtual_users_and_ssl_protocol_data" text:style-name="Internet_20_link" text:visited-style-name="Visited_20_Internet_20_Link">http://www.besy.co.uk/debian/how_to_setup_proftpd_with_mysql_virtual_users_and_ssl_protocol_data</text:a></text:p>
        </text:list-item>
        <text:list-item>
          <text:p text:style-name="List_20_1_Content_Last"> <text:a xlink:type="simple" xlink:href="http://www.debuntu.org/how-to-ftp-virtual-host-with-proftpd-mysql" text:style-name="Internet_20_link" text:visited-style-name="Visited_20_Internet_20_Link">http://www.debuntu.org/how-to-ftp-virtual-host-with-proftpd-mysql</text:a></text:p>
        </text:list-item>
      </text:list>
    </office:text>
  </office:body>
</office:document-content>
</file>

<file path=styles.xml><?xml version="1.0" encoding="utf-8"?>
<!--
  This file defines how the document is styled. This was extracted from a ODT file
  created in OpenOffice 2.0 and could probably be much simpler.

  You probably want to replace this file with a style fitting your corporate identity.

  To do so, export the wiki:syntax page, edit it's style definitions (be sure to keep
  the names) and save the resulting file. Extract the resulting file with unzip and
  copy the styles.xml over this one.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1" svg:font-family="StarSymbol" style:font-charset="x-symbol"/>
    <style:font-face style:name="StarSymbol" svg:font-family="StarSymbol"/>
    <style:font-face style:name="Bitstream Vera Sans Mono" svg:font-family="'Bitstream Vera Sans Mono'" style:font-family-generic="modern" style:font-pitch="fixed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ans" fo:font-size="12pt" fo:language="en" fo:country="US" style:font-name-asian="Bitstream Vera Sans2" style:font-size-asian="12pt" style:language-asian="en" style:country-asian="US" style:font-name-complex="Bitstream Vera Sans2" style:font-size-complex="12pt" style:language-complex="en" style:country-complex="US"/>
    </style:default-style>
    <style:default-style style:family="paragraph">
      <style:paragraph-properties style:tab-stop-distance="1.251cm" fo:hyphenation-ladder-count="no-limit" style:text-autospace="ideograph-alpha" style:punctuation-wrap="hanging" style:line-break="strict" style:writing-mode="page"/>
      <style:text-properties fo:font-size="12pt" style:font-size-asian="12pt" style:font-size-complex="12pt" fo:language="en" style:language-asian="en" style:language-complex="en" fo:country="US" style:country-asian="US" style:country-complex="US" style:use-window-font-color="true" style:font-name="Bitstream Vera Sans" style:font-name-asian="Bitstream Vera Sans2" style:font-name-complex="Bitstream Vera Sans2" fo:hyphenate="false" fo:hyphenation-remain-char-count="2" fo:hyphenation-push-char-count="2"/>
    </style:default-style>
    <style:default-style style:family="table">
      <style:table-properties fo:margin-top="0.25cm" fo:margin-bottom="0.25cm"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</style:style>
    <style:style style:name="Text_20_body" style:display-name="Text body" style:parent-style-name="Standard" style:class="text" style:family="paragraph">
      <style:paragraph-properties fo:text-align="left" style:justify-single-word="false" fo:margin-top="0cm" fo:margin-bottom="0.212cm"/>
    </style:style>
    <style:style style:name="Heading" style:parent-style-name="Standard" style:class="text" style:next-style-name="Text_20_body" style:family="paragraph">
      <style:paragraph-properties fo:margin-top="0.423cm" fo:margin-bottom="0.212cm" fo:keep-with-next="always"/>
      <style:text-properties fo:font-size="14pt" style:font-size-asian="14pt" style:font-size-complex="14pt" fo:font-family="'Bitstream Vera Sans'" style:font-family-asian="'Bitstream Vera Sans'" style:font-family-complex="'Bitstream Vera Sans'" style:font-name="Bitstream Vera Sans1" style:font-name-asian="Bitstream Vera Sans2" style:font-name-complex="Bitstream Vera Sans2" style:font-family-generic="swiss" style:font-family-generic-asian="system" style:font-family-generic-complex="system" style:font-pitch="variable" style:font-pitch-asian="variable" style:font-pitch-complex="variable"/>
    </style:style>
    <style:style style:name="Heading_20_1" style:display-name="Heading 1" style:parent-style-name="Heading" style:class="text" style:next-style-name="Text_20_body" style:default-outline-level="1" style:family="paragraph">
      <style:text-properties fo:font-weight="bold" style:font-weight-asian="bold" style:font-weight-complex="bold" fo:font-size="24pt" style:font-size-asian="24pt" style:font-size-complex="24pt" fo:font-family="'Bitstream Vera Sans'" style:font-family-asian="'Bitstream Vera Sans'" style:font-family-complex="'Bitstream Vera Sans'" style:font-name="Bitstream Vera Sans" style:font-name-asian="Bitstream Vera Sans2" style:font-name-complex="Bitstream Vera Sans2" style:font-family-generic="roman" style:font-family-generic-asian="system" style:font-family-generic-complex="system" style:font-pitch="variable" style:font-pitch-asian="variable" style:font-pitch-complex="variable"/>
    </style:style>
    <style:style style:name="Heading_20_2" style:display-name="Heading 2" style:parent-style-name="Heading" style:class="text" style:next-style-name="Text_20_body" style:default-outline-level="2" style:family="paragraph">
      <style:text-properties fo:font-weight="bold" style:font-weight-asian="bold" style:font-weight-complex="bold" fo:font-size="18pt" style:font-size-asian="18pt" style:font-size-complex="18pt" fo:font-family="'Bitstream Vera Sans'" style:font-family-asian="'Bitstream Vera Sans'" style:font-family-complex="'Bitstream Vera Sans'" style:font-name="Bitstream Vera Sans" style:font-name-asian="Bitstream Vera Sans2" style:font-name-complex="Bitstream Vera Sans2" style:font-family-generic="roman" style:font-family-generic-asian="system" style:font-family-generic-complex="system" style:font-pitch="variable" style:font-pitch-asian="variable" style:font-pitch-complex="variable"/>
    </style:style>
    <style:style style:name="Heading_20_3" style:display-name="Heading 3" style:parent-style-name="Heading" style:class="text" style:next-style-name="Text_20_body" style:default-outline-level="3" style:family="paragraph">
      <style:text-properties fo:font-weight="bold" style:font-weight-asian="bold" style:font-weight-complex="bold" fo:font-size="14pt" style:font-size-asian="14pt" style:font-size-complex="14pt" fo:font-family="'Bitstream Vera Sans'" style:font-family-asian="'Bitstream Vera Sans'" style:font-family-complex="'Bitstream Vera Sans'" style:font-name="Bitstream Vera Sans" style:font-name-asian="Bitstream Vera Sans2" style:font-name-complex="Bitstream Vera Sans2" style:font-family-generic="roman" style:font-family-generic-asian="system" style:font-family-generic-complex="system" style:font-pitch="variable" style:font-pitch-asian="variable" style:font-pitch-complex="variable"/>
    </style:style>
    <style:style style:name="Heading_20_4" style:display-name="Heading 4" style:parent-style-name="Heading" style:class="text" style:next-style-name="Text_20_body" style:default-outline-level="4" style:family="paragraph">
      <style:text-properties fo:font-weight="bold" style:font-weight-asian="bold" style:font-weight-complex="bold" fo:font-size="12pt" style:font-size-asian="12pt" style:font-size-complex="12pt" fo:font-family="'Bitstream Vera Sans'" style:font-family-asian="'Bitstream Vera Sans'" style:font-family-complex="'Bitstream Vera Sans'" style:font-name="Bitstream Vera Sans" style:font-name-asian="Bitstream Vera Sans2" style:font-name-complex="Bitstream Vera Sans2" style:font-family-generic="roman" style:font-family-generic-asian="system" style:font-family-generic-complex="system" style:font-pitch="variable" style:font-pitch-asian="variable" style:font-pitch-complex="variable"/>
    </style:style>
    <style:style style:name="Heading_20_5" style:display-name="Heading 5" style:parent-style-name="Heading" style:class="text" style:next-style-name="Text_20_body" style:default-outline-level="5" style:family="paragraph">
      <style:text-properties fo:font-weight="bold" style:font-weight-asian="bold" style:font-weight-complex="bold" fo:font-size="10pt" style:font-size-asian="10pt" style:font-size-complex="10pt" fo:font-family="'Bitstream Vera Sans'" style:font-family-asian="'Bitstream Vera Sans'" style:font-family-complex="'Bitstream Vera Sans'" style:font-name="Bitstream Vera Sans" style:font-name-asian="Bitstream Vera Sans2" style:font-name-complex="Bitstream Vera Sans2" style:font-family-generic="roman" style:font-family-generic-asian="system" style:font-family-generic-complex="system" style:font-pitch="variable" style:font-pitch-asian="variable" style:font-pitch-complex="variable"/>
    </style:style>
    <style:style style:name="List" style:parent-style-name="Text_20_body" style:class="list" style:family="paragraph">
</style:style>
    <style:style style:name="Table_20_Contents" style:display-name="Table Contents" style:parent-style-name="Standard" style:class="extra" style:family="paragraph">
      <style:paragraph-properties text:number-lines="false" text:line-number="0"/>
    </style:style>
    <style:style style:name="Table_20_Heading" style:display-name="Table Heading" style:parent-style-name="Table_20_Contents" style:class="extra" style:family="paragraph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parent-style-name="Standard" style:class="extra" style:family="paragraph">
      <style:paragraph-properties fo:margin-top="0.212cm" fo:margin-bottom="0.212cm" text:number-lines="false" text:line-number="0"/>
      <style:text-properties fo:font-style="italic" style:font-style-asian="italic" style:font-style-complex="italic" fo:font-size="12pt" style:font-size-asian="12pt" style:font-size-complex="12pt"/>
    </style:style>
    <style:style style:name="Index" style:parent-style-name="Standard" style:class="index" style:family="paragraph">
      <style:paragraph-properties text:number-lines="false" text:line-number="0"/>
    </style:style>
    <style:style style:name="Quotations" style:parent-style-name="Standard" style:class="html" style:family="paragraph">
      <style:paragraph-properties fo:text-indent="0cm" style:auto-text-indent="false" fo:margin-top="0cm" fo:margin-right="1cm" fo:margin-bottom="0.499cm" fo:margin-left="1cm"/>
    </style:style>
    <style:style style:name="Preformatted_20_Text" style:display-name="Preformatted Text" style:parent-style-name="Standard" style:class="html" style:family="paragraph">
      <style:paragraph-properties fo:margin-top="0cm" fo:margin-bottom="0.199cm" style:join-border="false"/>
      <style:text-properties fo:font-family="'Bitstream Vera Sans Mono'" style:font-family-asian="'Bitstream Vera Sans Mono'" style:font-family-complex="'Bitstream Vera Sans Mono'" style:font-name="Bitstream Vera Sans Mono" style:font-name-asian="Bitstream Vera Sans Mono" style:font-name-complex="Bitstream Vera Sans Mono" style:font-family-generic="modern" style:font-family-generic-asian="modern" style:font-family-generic-complex="modern" style:font-pitch="fixed" style:font-pitch-asian="fixed" style:font-pitch-complex="fixed"/>
    </style:style>
    <style:style style:name="Source_20_Code" style:display-name="Source Code" style:parent-style-name="Preformatted_20_Text" style:family="paragraph">
      <style:paragraph-properties fo:background-color="#f7f9fa" fo:border="0.06pt solid #8cacbb" fo:padding="0.049cm" style:shadow="none"/>
    </style:style>
    <style:style style:name="Source_20_File" style:display-name="Source File" style:parent-style-name="Preformatted_20_Text" style:family="paragraph">
      <style:paragraph-properties fo:background-color="#f1f4f5" fo:border="0.06pt solid #8cacbb" fo:padding="0.049cm" style:shadow="none"/>
    </style:style>
    <style:style style:name="Horizontal_20_Line" style:display-name="Horizontal Line" style:parent-style-name="Standard" style:class="html" style:next-style-name="Text_20_body" style:family="paragraph">
      <style:paragraph-properties fo:margin-top="0cm" fo:margin-bottom="0.499cm" fo:border-top="none" fo:border-right="none" fo:border-bottom="1.11pt double #808080" fo:border-left="none" style:border-line-width-bottom="0.002cm 0.035cm 0.002cm" style:join-border="false" fo:padding="0cm" text:number-lines="false" text:line-number="0"/>
      <style:text-properties fo:font-size="6pt" style:font-size-asian="6pt" style:font-size-complex="6pt"/>
    </style:style>
    <style:style style:name="Footnote" style:parent-style-name="Standard" style:class="extra" style:family="paragraph">
      <style:paragraph-properties fo:text-indent="-0.499cm" style:auto-text-indent="false" fo:margin-right="0cm" fo:margin-left="0.499cm" text:number-lines="false" text:line-number="0"/>
      <style:text-properties fo:font-size="12pt" style:font-size-asian="12pt" style:font-size-complex="12pt"/>
    </style:style>
    <style:style style:name="Numbering_20_Symbols" style:display-name="Numbering Symbols" style:family="text">
</style:style>
    <style:style style:name="Bullet_20_Symbols" style:display-name="Bullet Symbols" style:family="text">
      <style:text-properties fo:font-size="9pt" style:font-size-asian="9pt" style:font-size-complex="9pt" fo:font-family="StarSymbol" style:font-family-asian="StarSymbol" style:font-family-complex="StarSymbol" style:font-name="StarSymbol" style:font-name-asian="StarSymbol" style:font-name-complex="Star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Local_20_link" style:display-name="Local link" style:family="text">
      <style:text-properties fo:color="#000000" fo:font-weight="bold" style:text-underline-style="solid" style:text-underline-width="auto" style:text-underline-color="font-color"/>
    </style:style>
    <style:style style:name="Visited_20_Local_20_Link" style:display-name="Visited Local Link" style:family="text">
      <style:text-properties fo:color="#000000" fo:font-weight="bold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fo:font-family="'Bitstream Vera Sans Mono'" style:font-family-asian="'Bitstream Vera Sans Mono'" style:font-family-complex="'Bitstream Vera Sans Mono'" style:font-name="Bitstream Vera Sans Mono" style:font-name-asian="Bitstream Vera Sans Mono" style:font-name-complex="Bitstream Vera Sans Mono" style:font-family-generic="modern" style:font-family-generic-asian="modern" style:font-family-generic-complex="modern" style:font-pitch="fixed" style:font-pitch-asian="fixed" style:font-pitch-complex="fixed"/>
    </style:style>
    <style:style style:name="Footnote_20_Symbol" style:display-name="Footnote Characters" style:family="text">
      <style:text-properties fo:color="#2b73b7" style:text-position="33% 80%"/>
    </style:style>
    <style:style style:name="Footnote_20_Anchor" style:display-name="Footnote Anchor" style:family="text">
      <style:text-properties fo:color="#2b73b7" style:text-position="33% 8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Quotation_20_1" style:display-name="Quotation 1" style:parent-style-name="Standard" style:family="paragraph">
      <style:paragraph-properties fo:text-indent="0cm" style:auto-text-indent="false" fo:margin-top="0.25cm" fo:margin-right="0cm" fo:margin-bottom="0.25cm" fo:margin-left="1cm" fo:border-top="none" fo:border-right="none" fo:border-bottom="none" fo:border-left="4.99pt solid #c0c0c0" fo:padding="0.049cm"/>
    </style:style>
    <style:style style:name="Quotation_20_2" style:display-name="Quotation 2" style:parent-style-name="Standard" style:family="paragraph">
      <style:paragraph-properties fo:text-indent="0cm" style:auto-text-indent="false" fo:margin-top="0.25cm" fo:margin-right="0cm" fo:margin-bottom="0.25cm" fo:margin-left="2cm" fo:border-top="none" fo:border-right="none" fo:border-bottom="none" fo:border-left="4.99pt solid #9966cc" fo:padding="0.049cm"/>
    </style:style>
    <style:style style:name="Quotation_20_3" style:display-name="Quotation 3" style:parent-style-name="Standard" style:family="paragraph">
      <style:paragraph-properties fo:text-indent="0cm" style:auto-text-indent="false" fo:margin-top="0.25cm" fo:margin-right="0cm" fo:margin-bottom="0.25cm" fo:margin-left="3cm" fo:border-top="none" fo:border-right="none" fo:border-bottom="none" fo:border-left="4.99pt solid #c5000b" fo:padding="0.049cm"/>
    </style:style>
    <style:style style:name="Quotation_20_4" style:display-name="Quotation 4" style:parent-style-name="Standard" style:family="paragraph">
      <style:paragraph-properties fo:text-indent="0cm" style:auto-text-indent="false" fo:margin-top="0.25cm" fo:margin-right="0cm" fo:margin-bottom="0.25cm" fo:margin-left="4.001cm" fo:border-top="none" fo:border-right="none" fo:border-bottom="none" fo:border-left="4.99pt solid #579d1c" fo:padding="0.049cm"/>
    </style:style>
    <style:style style:name="Quotation_20_5" style:display-name="Quotation 5" style:parent-style-name="Standard" style:family="paragraph">
      <style:paragraph-properties fo:text-indent="0cm" style:auto-text-indent="false" fo:margin-top="0.25cm" fo:margin-right="0cm" fo:margin-bottom="0.25cm" fo:margin-left="5.001cm" fo:border-top="none" fo:border-right="none" fo:border-bottom="none" fo:border-left="4.99pt solid #ff9966" fo:padding="0.049cm"/>
    </style:style>
    <style:style style:name="Contents_20_Heading" style:display-name="Contents Heading" style:parent-style-name="Heading" style:class="index" style:family="paragraph">
      <style:paragraph-properties fo:text-indent="0cm" style:auto-text-indent="false" fo:margin-right="0cm" fo:margin-left="0cm" text:number-lines="false" text:line-number="0"/>
      <style:text-properties fo:font-weight="bold" style:font-weight-asian="bold" style:font-weight-complex="bold" fo:font-size="16pt" style:font-size-asian="16pt" style:font-size-complex="16pt"/>
    </style:style>
    <style:style style:name="List_20_Symbols" style:display-name="List Symbols" style:family="text">
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style:style style:name="Numbering_20_1_Content" style:display-name="Numbering 1 Content" style:parent-style-name="Standard" style:list-style-name="Numbering_20_1" style:family="paragraph">
</style:style>
    <style:style style:name="Numbering_20_1_Content_First" style:display-name="Numbering 1 Content First" style:parent-style-name="Numbering_20_1_Content" style:class="html" style:next-style-name="Text_20_body" style:family="paragraph">
      <style:paragraph-properties fo:margin-top="0.5cm"/>
    </style:style>
    <style:style style:name="Numbering_20_1_Content_Last" style:display-name="Numbering 1 Content Last" style:parent-style-name="Numbering_20_1_Content" style:class="html" style:next-style-name="Text_20_body" style:family="paragraph">
      <style:paragraph-properties fo:margin-bottom="0.5cm"/>
    </style:style>
    <text:list-style style:name="Numbering_20_1" style:display-name="Numbering 1">
      <text:list-level-style-number text:level="1" text:style-name="Numbering_20_Symbols" style:num-format="1" style:num-suffix=".">
        <style:list-level-properties fo:text-align="end" text:list-level-position-and-space-mode="label-alignment">
          <style:list-level-label-alignment text:label-followed-by="listtab" text:list-tab-stop-position="1.25cm" fo:text-indent="-0.25cm" fo:margin-left="1.25cm"/>
        </style:list-level-properties>
      </text:list-level-style-number>
      <text:list-level-style-number text:level="2" text:style-name="Numbering_20_Symbols" style:num-format="a" style:num-suffix=".">
        <style:list-level-properties fo:text-align="end" text:list-level-position-and-space-mode="label-alignment">
          <style:list-level-label-alignment text:label-followed-by="listtab" text:list-tab-stop-position="2.25cm" fo:text-indent="-0.25cm" fo:margin-left="2.25cm"/>
        </style:list-level-properties>
      </text:list-level-style-number>
      <text:list-level-style-number text:level="3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3.25cm" fo:text-indent="-0.25cm" fo:margin-left="3.25cm"/>
        </style:list-level-properties>
      </text:list-level-style-number>
      <text:list-level-style-number text:level="4" text:style-name="Numbering_20_Symbols" style:num-format="A" style:num-suffix=".">
        <style:list-level-properties fo:text-align="end" text:list-level-position-and-space-mode="label-alignment">
          <style:list-level-label-alignment text:label-followed-by="listtab" text:list-tab-stop-position="4.25cm" fo:text-indent="-0.25cm" fo:margin-left="4.25cm"/>
        </style:list-level-properties>
      </text:list-level-style-number>
      <text:list-level-style-number text:level="5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5.25cm" fo:text-indent="-0.25cm" fo:margin-left="5.25cm"/>
        </style:list-level-properties>
      </text:list-level-style-number>
      <text:list-level-style-number text:level="6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6.25cm" fo:text-indent="-0.25cm" fo:margin-left="6.25cm"/>
        </style:list-level-properties>
      </text:list-level-style-number>
      <text:list-level-style-number text:level="7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7.25cm" fo:text-indent="-0.25cm" fo:margin-left="7.25cm"/>
        </style:list-level-properties>
      </text:list-level-style-number>
      <text:list-level-style-number text:level="8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8.25cm" fo:text-indent="-0.25cm" fo:margin-left="8.25cm"/>
        </style:list-level-properties>
      </text:list-level-style-number>
      <text:list-level-style-number text:level="9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9.25cm" fo:text-indent="-0.25cm" fo:margin-left="9.25cm"/>
        </style:list-level-properties>
      </text:list-level-style-number>
      <text:list-level-style-number text:level="10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10.25cm" fo:text-indent="-0.25cm" fo:margin-left="10.25cm"/>
        </style:list-level-properties>
      </text:list-level-style-number>
    </text:list-style>
    <style:style style:name="List_20_1_Content" style:display-name="List 1 Content" style:parent-style-name="Standard" style:list-style-name="List_20_1" style:family="paragraph">
</style:style>
    <style:style style:name="List_20_1_Content_First" style:display-name="List 1 Content First" style:parent-style-name="List_20_1_Content" style:class="html" style:next-style-name="Text_20_body" style:family="paragraph">
      <style:paragraph-properties fo:margin-top="0.5cm"/>
    </style:style>
    <style:style style:name="List_20_1_Content_Last" style:display-name="List 1 Content Last" style:parent-style-name="List_20_1_Content" style:class="html" style:next-style-name="Text_20_body" style:family="paragraph">
      <style:paragraph-properties fo:margin-bottom="0.5cm"/>
    </style:style>
    <text:list-style style:name="List_20_1" style:display-name="List 1">
      <text:list-level-style-bullet text:level="1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1.25cm" fo:text-indent="-0.25cm" fo:margin-left="1.25cm"/>
        </style:list-level-properties>
        <style:text-properties style:font-name="OpenSymbol"/>
      </text:list-level-style-bullet>
      <text:list-level-style-bullet text:level="2" text:bullet-char="•">
        <style:list-level-properties fo:text-align="end" text:list-level-position-and-space-mode="label-alignment">
          <style:list-level-label-alignment text:label-followed-by="listtab" text:list-tab-stop-position="2.25cm" fo:text-indent="-0.25cm" fo:margin-left="2.25cm"/>
        </style:list-level-properties>
        <style:text-properties style:font-name="StarSymbol1"/>
      </text:list-level-style-bullet>
      <text:list-level-style-bullet text:level="3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3.25cm" fo:text-indent="-0.25cm" fo:margin-left="3.25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4.25cm" fo:text-indent="-0.25cm" fo:margin-left="4.25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5.25cm" fo:text-indent="-0.25cm" fo:margin-left="5.2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6.25cm" fo:text-indent="-0.25cm" fo:margin-left="6.25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7.25cm" fo:text-indent="-0.25cm" fo:margin-left="7.25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8.25cm" fo:text-indent="-0.25cm" fo:margin-left="8.25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9.25cm" fo:text-indent="-0.25cm" fo:margin-left="9.25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10.25cm" fo:text-indent="-0.25cm" fo:margin-left="10.25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highlight_list_numbers_text_style" style:display-name="Source Code Numbers style" style:family="text">
      <style:text-properties fo:color="#000000"/>
    </style:style>
    <style:style style:name="LastListParagraph_List_20_1_Content_First" style:display-name="Last List 1 Content First" style:parent-style-name="List_20_1_Content_First" style:class="html" style:next-style-name="Text_20_body" style:family="paragraph">
      <style:paragraph-properties fo:margin-top="0.5cm"/>
    </style:style>
  </office:styles>
  <office:automatic-styles>
    <style:page-layout style:name="pm1">
      <style:page-layout-properties fo:page-width="21cm" fo:page-height="29.7cm" style:num-format="1" style:print-orientation="portrait" fo:margin-left="2cm" fo:margin-right="2cm" fo:margin-top="2cm" fo:margin-bottom="2cm" style:footnote-max-height="0cm" style:writing-mode="lr-tb">
        <style:footnote-sep style:width="0.018cm" style:rel-width="25%" style:color="#000000" style:adjustment="left" style:distance-before-sep="0.1cm" style:distance-after-sep="0.1cm"/>
      </style:page-layout-properties>
      <style:header-style/>
      <style:footer-style/>
    </style:page-layout>
    <style:style style:name="sub" style:family="text">
      <style:text-properties style:text-position="-33% 80%"/>
    </style:style>
    <style:style style:name="sup" style:family="text">
      <style:text-properties style:text-position="33% 80%"/>
    </style:style>
    <style:style style:name="del" style:family="text">
      <style:text-properties style:text-line-through-style="solid"/>
    </style:style>
    <style:style style:name="underline" style:family="text">
      <style:text-properties style:text-underline-style="solid" style:text-underline-width="auto" style:text-underline-color="font-color"/>
    </style:style>
    <style:style style:name="media" style:family="graphic" style:parent-style-name="Graphics">
      <style:graphic-properties style:run-through="foreground" style:wrap="parallel" style:number-wrapped-paragraphs="no-limit" style:wrap-contour="false" style:vertical-pos="top" style:vertical-rel="baseline" style:horizontal-pos="left" style:horizontal-rel="paragraph"/>
    </style:style>
    <style:style style:name="medialeft" style:family="graphic" style:parent-style-name="Graphics">
      <style:graphic-properties style:run-through="foreground" style:wrap="parallel" style:number-wrapped-paragraphs="no-limit" style:wrap-contour="false" style:horizontal-pos="left" style:horizontal-rel="paragraph"/>
    </style:style>
    <style:style style:name="mediaright" style:family="graphic" style:parent-style-name="Graphics">
      <style:graphic-properties style:run-through="foreground" style:wrap="parallel" style:number-wrapped-paragraphs="no-limit" style:wrap-contour="false" style:horizontal-pos="right" style:horizontal-rel="paragraph"/>
    </style:style>
    <style:style style:name="mediacenter" style:family="graphic" style:parent-style-name="Graphics">
      <style:graphic-properties style:run-through="foreground" style:wrap="none" style:horizontal-pos="center" style:horizontal-rel="paragraph"/>
    </style:style>
    <style:style style:name="Table" style:family="table">
      <style:table-properties fo:margin-top="0.25cm" fo:margin-bottom="0.25cm" table:border-model="collapsing" style:width="481.89pt" style:rel-width="100%"/>
    </style:style>
    <style:style style:name="tablealigncenter" style:parent-style-name="Table_20_Contents" style:family="paragraph">
      <style:paragraph-properties fo:text-align="center"/>
    </style:style>
    <style:style style:name="tablealignright" style:parent-style-name="Table_20_Contents" style:family="paragraph">
      <style:paragraph-properties fo:text-align="end"/>
    </style:style>
    <style:style style:name="tablealignleft" style:parent-style-name="Table_20_Contents" style:family="paragraph">
      <style:paragraph-properties fo:text-align="left"/>
    </style:style>
    <style:style style:name="tableheader" style:family="table-cell">
      <style:table-cell-properties fo:border-top="0.002cm solid #000000" fo:border-right="0.002cm solid #000000" fo:border-bottom="0.002cm solid #000000" fo:border-left="0.002cm solid #000000" fo:padding="0.05cm"/>
    </style:style>
    <style:style style:name="tablecell" style:family="table-cell">
      <style:table-cell-properties fo:border-top="0.002cm solid #000000" fo:border-right="0.002cm solid #000000" fo:border-bottom="0.002cm solid #000000" fo:border-left="0.002cm solid #000000" fo:padding="0.05cm"/>
    </style:style>
    <style:style style:name="legendcenter" style:parent-style-name="Illustration" style:family="paragraph">
      <style:paragraph-properties fo:text-align="center"/>
    </style:style>
    <style:style style:name="Table_Quotation1" style:family="table">
      <style:table-properties fo:margin-top="0pt" fo:margin-bottom="16.8pt" table:border-model="collapsing"/>
    </style:style>
    <style:style style:name="Table_Quotation2" style:family="table">
      <style:table-properties fo:margin-top="0pt" fo:margin-bottom="0pt" table:border-model="collapsing"/>
    </style:style>
    <style:style style:name="Table_Quotation3" style:family="table">
      <style:table-properties fo:margin-top="0pt" fo:margin-bottom="0pt" table:border-model="collapsing"/>
    </style:style>
    <style:style style:name="Table_Quotation4" style:family="table">
      <style:table-properties fo:margin-top="0pt" fo:margin-bottom="0pt" table:border-model="collapsing"/>
    </style:style>
    <style:style style:name="Table_Quotation5" style:family="table">
      <style:table-properties fo:margin-top="0pt" fo:margin-bottom="0pt" table:border-model="collapsing"/>
    </style:style>
    <style:style style:name="Cell_Quotation1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Cell_Quotation2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Cell_Quotation3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Cell_Quotation4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Cell_Quotation5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highlight_list_paragraph_style" style:display-name="Text body" style:parent-style-name="Standard" style:class="text" style:family="paragraph">
      <style:paragraph-properties fo:text-align="left" style:justify-single-word="false"/>
    </style:style>
    <text:list-style style:name="highlight_list_ol_style" style:display-name="Numbering 1">
      <text:list-level-style-number text:level="1" text:style-name="highlight_list_numbers_text_style" style:num-format="1" style:num-suffix=".">
        <style:list-level-properties fo:text-align="left"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format="a" style:num-suffix=".">
        <style:list-level-properties fo:text-align="end" text:list-level-position-and-space-mode="label-alignment">
          <style:list-level-label-alignment text:label-followed-by="listtab" text:list-tab-stop-position="2.25cm" fo:text-indent="-0.25cm" fo:margin-left="2.25cm"/>
        </style:list-level-properties>
      </text:list-level-style-number>
      <text:list-level-style-number text:level="3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3.25cm" fo:text-indent="-0.25cm" fo:margin-left="3.25cm"/>
        </style:list-level-properties>
      </text:list-level-style-number>
      <text:list-level-style-number text:level="4" text:style-name="Numbering_20_Symbols" style:num-format="A" style:num-suffix=".">
        <style:list-level-properties fo:text-align="end" text:list-level-position-and-space-mode="label-alignment">
          <style:list-level-label-alignment text:label-followed-by="listtab" text:list-tab-stop-position="4.25cm" fo:text-indent="-0.25cm" fo:margin-left="4.25cm"/>
        </style:list-level-properties>
      </text:list-level-style-number>
      <text:list-level-style-number text:level="5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5.25cm" fo:text-indent="-0.25cm" fo:margin-left="5.25cm"/>
        </style:list-level-properties>
      </text:list-level-style-number>
      <text:list-level-style-number text:level="6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6.25cm" fo:text-indent="-0.25cm" fo:margin-left="6.25cm"/>
        </style:list-level-properties>
      </text:list-level-style-number>
      <text:list-level-style-number text:level="7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7.25cm" fo:text-indent="-0.25cm" fo:margin-left="7.25cm"/>
        </style:list-level-properties>
      </text:list-level-style-number>
      <text:list-level-style-number text:level="8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8.25cm" fo:text-indent="-0.25cm" fo:margin-left="8.25cm"/>
        </style:list-level-properties>
      </text:list-level-style-number>
      <text:list-level-style-number text:level="9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9.25cm" fo:text-indent="-0.25cm" fo:margin-left="9.25cm"/>
        </style:list-level-properties>
      </text:list-level-style-number>
      <text:list-level-style-number text:level="10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10.25cm" fo:text-indent="-0.25cm" fo:margin-left="10.25cm"/>
        </style:list-level-properties>
      </text:list-level-style-number>
    </text:list-style>
    <style:style style:name="PluginODTAutoStyle_TableCell_1" style:family="table-cell">
      <style:table-cell-properties fo:border="0.06pt solid #8cacbb" fo:padding="0.049cm" fo:background-color="#f7f9fa"/>
    </style:style>
    <style:style style:name="PluginODTAutoStyle_Paragraph_2" style:family="paragraph">
      <style:paragraph-properties fo:padding="0.049cm"/>
    </style:style>
    <style:style style:name="odt_auto_style_table_column_1_1" style:family="table-column">
      <style:table-column-properties style:column-width="481.89pt"/>
    </style:style>
    <style:style style:name="highlight_kw2" style:family="text">
      <style:text-properties fo:color="#000000" fo:font-weight="bold" fo:font-family="Consolas" fo:font-size="14pt" fo:font-style="normal" fo:border="0pt none"/>
    </style:style>
    <style:style style:name="PluginODTAutoStyle_TableCell_3" style:family="table-cell">
      <style:table-cell-properties fo:border="0.06pt solid #8cacbb" fo:padding="0.049cm" fo:background-color="#f7f9fa"/>
    </style:style>
    <style:style style:name="PluginODTAutoStyle_Paragraph_4" style:family="paragraph">
      <style:paragraph-properties fo:padding="0.049cm"/>
    </style:style>
    <style:style style:name="odt_auto_style_table_column_2_1" style:family="table-column">
      <style:table-column-properties style:column-width="481.89pt"/>
    </style:style>
    <style:style style:name="PluginODTAutoStyle_TableCell_5" style:family="table-cell">
      <style:table-cell-properties fo:border="0.06pt solid #8cacbb" fo:padding="0.049cm" fo:background-color="#f7f9fa"/>
    </style:style>
    <style:style style:name="PluginODTAutoStyle_Paragraph_6" style:family="paragraph">
      <style:paragraph-properties fo:padding="0.049cm"/>
    </style:style>
    <style:style style:name="odt_auto_style_table_column_3_1" style:family="table-column">
      <style:table-column-properties style:column-width="481.89pt"/>
    </style:style>
    <style:style style:name="highlight_re5" style:family="text">
      <style:text-properties fo:color="#660033" fo:font-family="Consolas" fo:font-size="14pt" fo:font-style="normal" fo:border="0pt none"/>
    </style:style>
    <style:style style:name="highlight_nu0" style:family="text">
      <style:text-properties fo:color="#cc66cc" fo:font-family="Consolas" fo:font-size="14pt" fo:font-style="normal" fo:border="0pt none"/>
    </style:style>
    <style:style style:name="highlight_sy0" style:family="text">
      <style:text-properties fo:color="#66cc66" fo:font-family="Consolas" fo:font-size="14pt" fo:font-style="normal" fo:border="0pt none"/>
    </style:style>
    <style:style style:name="highlight_st0" style:family="text">
      <style:text-properties fo:color="#ff0000" fo:font-family="Consolas" fo:font-size="14pt" fo:font-style="normal" fo:border="0pt none"/>
    </style:style>
    <style:style style:name="PluginODTAutoStyle_TableCell_7" style:family="table-cell">
      <style:table-cell-properties fo:border="0.06pt solid #8cacbb" fo:padding="0.049cm" fo:background-color="#f7f9fa"/>
    </style:style>
    <style:style style:name="PluginODTAutoStyle_Paragraph_8" style:family="paragraph">
      <style:paragraph-properties fo:padding="0.049cm"/>
    </style:style>
    <style:style style:name="odt_auto_style_table_column_4_1" style:family="table-column">
      <style:table-column-properties style:column-width="481.89pt"/>
    </style:style>
    <style:style style:name="PluginODTAutoStyle_TableCell_9" style:family="table-cell">
      <style:table-cell-properties fo:border="0.06pt solid #8cacbb" fo:padding="0.049cm" fo:background-color="#f7f9fa"/>
    </style:style>
    <style:style style:name="PluginODTAutoStyle_Paragraph_10" style:family="paragraph">
      <style:paragraph-properties fo:padding="0.049cm"/>
    </style:style>
    <style:style style:name="odt_auto_style_table_column_5_1" style:family="table-column">
      <style:table-column-properties style:column-width="481.89pt"/>
    </style:style>
    <style:style style:name="highlight_co1" style:family="text">
      <style:text-properties fo:color="#808080" fo:font-style="italic" fo:font-family="Consolas" fo:font-size="14pt" fo:border="0pt none"/>
    </style:style>
    <style:style style:name="highlight_kw1" style:family="text">
      <style:text-properties fo:color="#b1b100" fo:font-family="Consolas" fo:font-size="14pt" fo:font-style="normal" fo:border="0pt none"/>
    </style:style>
    <style:style style:name="PluginODTAutoStyle_TableCell_11" style:family="table-cell">
      <style:table-cell-properties fo:border="0.06pt solid #8cacbb" fo:padding="0.049cm" fo:background-color="#f7f9fa"/>
    </style:style>
    <style:style style:name="PluginODTAutoStyle_Paragraph_12" style:family="paragraph">
      <style:paragraph-properties fo:padding="0.049cm"/>
    </style:style>
    <style:style style:name="odt_auto_style_table_column_6_1" style:family="table-column">
      <style:table-column-properties style:column-width="481.89pt"/>
    </style:style>
    <style:style style:name="PluginODTAutoStyle_TableCell_13" style:family="table-cell">
      <style:table-cell-properties fo:border="0.06pt solid #8cacbb" fo:padding="0.049cm" fo:background-color="#f7f9fa"/>
    </style:style>
    <style:style style:name="PluginODTAutoStyle_Paragraph_14" style:family="paragraph">
      <style:paragraph-properties fo:padding="0.049cm"/>
    </style:style>
    <style:style style:name="odt_auto_style_table_column_7_1" style:family="table-column">
      <style:table-column-properties style:column-width="481.89pt"/>
    </style:style>
    <style:style style:name="PluginODTAutoStyle_TableCell_15" style:family="table-cell">
      <style:table-cell-properties fo:border="0.06pt solid #8cacbb" fo:padding="0.049cm" fo:background-color="#f7f9fa"/>
    </style:style>
    <style:style style:name="PluginODTAutoStyle_Paragraph_16" style:family="paragraph">
      <style:paragraph-properties fo:padding="0.049cm"/>
    </style:style>
    <style:style style:name="odt_auto_style_table_column_8_1" style:family="table-column">
      <style:table-column-properties style:column-width="481.89pt"/>
    </style:style>
    <style:style style:name="PluginODTAutoStyle_TableCell_17" style:family="table-cell">
      <style:table-cell-properties fo:border="0.06pt solid #8cacbb" fo:padding="0.049cm" fo:background-color="#f7f9fa"/>
    </style:style>
    <style:style style:name="PluginODTAutoStyle_Paragraph_18" style:family="paragraph">
      <style:paragraph-properties fo:padding="0.049cm"/>
    </style:style>
    <style:style style:name="odt_auto_style_table_column_9_1" style:family="table-column">
      <style:table-column-properties style:column-width="481.89pt"/>
    </style:style>
    <style:style style:name="highlight_kw3" style:family="text">
      <style:text-properties fo:color="#000066" fo:font-family="Consolas" fo:font-size="14pt" fo:font-style="normal" fo:border="0pt none"/>
    </style:style>
    <style:style style:name="PluginODTAutoStyle_TableCell_19" style:family="table-cell">
      <style:table-cell-properties fo:border="0.06pt solid #8cacbb" fo:padding="0.049cm" fo:background-color="#f7f9fa"/>
    </style:style>
    <style:style style:name="PluginODTAutoStyle_Paragraph_20" style:family="paragraph">
      <style:paragraph-properties fo:padding="0.049cm"/>
    </style:style>
    <style:style style:name="odt_auto_style_table_column_10_1" style:family="table-column">
      <style:table-column-properties style:column-width="481.89pt"/>
    </style:style>
    <style:style style:name="PluginODTAutoStyle_TableCell_21" style:family="table-cell">
      <style:table-cell-properties fo:border="0.06pt solid #8cacbb" fo:padding="0.049cm" fo:background-color="#f7f9fa"/>
    </style:style>
    <style:style style:name="PluginODTAutoStyle_Paragraph_22" style:family="paragraph">
      <style:paragraph-properties fo:padding="0.049cm"/>
    </style:style>
    <style:style style:name="odt_auto_style_table_column_11_1" style:family="table-column">
      <style:table-column-properties style:column-width="481.89pt"/>
    </style:style>
    <style:style style:name="PluginODTAutoStyle_TableCell_23" style:family="table-cell">
      <style:table-cell-properties fo:border="0.06pt solid #8cacbb" fo:padding="0.049cm" fo:background-color="#f7f9fa"/>
    </style:style>
    <style:style style:name="PluginODTAutoStyle_Paragraph_24" style:family="paragraph">
      <style:paragraph-properties fo:padding="0.049cm"/>
    </style:style>
    <style:style style:name="odt_auto_style_table_column_12_1" style:family="table-column">
      <style:table-column-properties style:column-width="481.89pt"/>
    </style:style>
    <style:style style:name="PluginODTAutoStyle_TableCell_25" style:family="table-cell">
      <style:table-cell-properties fo:border="0.06pt solid #8cacbb" fo:padding="0.049cm" fo:background-color="#f7f9fa"/>
    </style:style>
    <style:style style:name="PluginODTAutoStyle_Paragraph_26" style:family="paragraph">
      <style:paragraph-properties fo:padding="0.049cm"/>
    </style:style>
    <style:style style:name="odt_auto_style_table_column_13_1" style:family="table-column">
      <style:table-column-properties style:column-width="481.89pt"/>
    </style:style>
    <style:style style:name="PluginODTAutoStyle_TableCell_27" style:family="table-cell">
      <style:table-cell-properties fo:border="0.06pt solid #8cacbb" fo:padding="0.049cm" fo:background-color="#f7f9fa"/>
    </style:style>
    <style:style style:name="PluginODTAutoStyle_Paragraph_28" style:family="paragraph">
      <style:paragraph-properties fo:padding="0.049cm"/>
    </style:style>
    <style:style style:name="odt_auto_style_table_column_14_1" style:family="table-column">
      <style:table-column-properties style:column-width="481.89pt"/>
    </style:style>
    <style:style style:name="highlight_br0" style:family="text">
      <style:text-properties fo:color="#66cc66" fo:font-family="Consolas" fo:font-size="14pt" fo:font-style="normal" fo:border="0pt none"/>
    </style:style>
    <style:style style:name="PluginODTAutoStyle_TableCell_29" style:family="table-cell">
      <style:table-cell-properties fo:border="0.06pt solid #8cacbb" fo:padding="0.049cm" fo:background-color="#f7f9fa"/>
    </style:style>
    <style:style style:name="PluginODTAutoStyle_Paragraph_30" style:family="paragraph">
      <style:paragraph-properties fo:padding="0.049cm"/>
    </style:style>
    <style:style style:name="odt_auto_style_table_column_15_1" style:family="table-column">
      <style:table-column-properties style:column-width="481.89pt"/>
    </style:style>
    <style:style style:name="PluginODTAutoStyle_TableCell_31" style:family="table-cell">
      <style:table-cell-properties fo:border="0.06pt solid #8cacbb" fo:padding="0.049cm" fo:background-color="#f7f9fa"/>
    </style:style>
    <style:style style:name="PluginODTAutoStyle_Paragraph_32" style:family="paragraph">
      <style:paragraph-properties fo:padding="0.049cm"/>
    </style:style>
    <style:style style:name="odt_auto_style_table_column_16_1" style:family="table-column">
      <style:table-column-properties style:column-width="481.89pt"/>
    </style:style>
    <style:style style:name="PluginODTAutoStyle_TableCell_33" style:family="table-cell">
      <style:table-cell-properties fo:border="0.06pt solid #8cacbb" fo:padding="0.049cm" fo:background-color="#f7f9fa"/>
    </style:style>
    <style:style style:name="PluginODTAutoStyle_Paragraph_34" style:family="paragraph">
      <style:paragraph-properties fo:padding="0.049cm"/>
    </style:style>
    <style:style style:name="odt_auto_style_table_column_17_1" style:family="table-column">
      <style:table-column-properties style:column-width="481.89pt"/>
    </style:style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DokuWiki Release 2017-02-19e "Frusterick Manners"</meta:generator>
    <meta:initial-creator>Generated</meta:initial-creator>
    <meta:creation-date>1970-01-01T01::00:00</meta:creation-date>
    <dc:creator>Generated</dc:creator>
    <dc:date>1970-01-01T01::00:00</dc:date>
    <dc:language>en-US</dc:language>
    <meta:editing-cycles>1</meta:editing-cycles>
    <meta:editing-duration>PT0S</meta:editing-duration>
    <dc:title>oktatas:linux:ftp_szerver:proftpd</dc:title>
  </office:meta>
</office:document-meta>
</file>